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Nimbus Roman No9 L" svg:font-family="'Nimbus Roman No9 L'"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Nimbus Sans L" svg:font-family="'Nimbus Sans L'" style:font-family-generic="swiss" style:font-pitch="variable"/>
    <style:font-face style:name="DejaVu Sans2" svg:font-family="'DejaVu Sans'" style:font-family-generic="system" style:font-pitch="variable"/>
  </office:font-face-decls>
  <office:automatic-styles>
    <style:style style:name="P1" style:family="paragraph" style:parent-style-name="Footnote">
      <style:text-properties officeooo:rsid="0021a6ae" officeooo:paragraph-rsid="0021a6ae"/>
    </style:style>
    <style:style style:name="P2" style:family="paragraph" style:parent-style-name="Footnote">
      <style:text-properties officeooo:rsid="0021b724" officeooo:paragraph-rsid="0021b724"/>
    </style:style>
    <style:style style:name="P3" style:family="paragraph" style:parent-style-name="Footnote">
      <style:text-properties officeooo:paragraph-rsid="002f5fd3"/>
    </style:style>
    <style:style style:name="P4" style:family="paragraph" style:parent-style-name="Footnote">
      <style:text-properties officeooo:rsid="0033da48" officeooo:paragraph-rsid="0033da48"/>
    </style:style>
    <style:style style:name="P5" style:family="paragraph" style:parent-style-name="Footnote">
      <style:text-properties officeooo:rsid="00363a3a" officeooo:paragraph-rsid="00363a3a"/>
    </style:style>
    <style:style style:name="P6" style:family="paragraph" style:parent-style-name="Footnote">
      <style:text-properties officeooo:rsid="004bb64b" officeooo:paragraph-rsid="004bb64b"/>
    </style:style>
    <style:style style:name="P7" style:family="paragraph" style:parent-style-name="Footnote">
      <style:text-properties officeooo:rsid="004e6132" officeooo:paragraph-rsid="004e6132"/>
    </style:style>
    <style:style style:name="P8" style:family="paragraph" style:parent-style-name="Footnote">
      <style:text-properties officeooo:rsid="0060f3b4" officeooo:paragraph-rsid="0060f3b4"/>
    </style:style>
    <style:style style:name="P9" style:family="paragraph" style:parent-style-name="Footnote">
      <style:text-properties officeooo:rsid="006a6681" officeooo:paragraph-rsid="006a6681"/>
    </style:style>
    <style:style style:name="P10" style:family="paragraph" style:parent-style-name="Standard">
      <style:text-properties fo:font-style="italic" officeooo:rsid="0021a6ae" fo:background-color="#ffff00" style:font-style-asian="italic" style:font-style-complex="italic"/>
    </style:style>
    <style:style style:name="P11" style:family="paragraph" style:parent-style-name="Text_20_body" style:list-style-name="L1">
      <style:text-properties officeooo:rsid="000c67a5" officeooo:paragraph-rsid="000c67a5"/>
    </style:style>
    <style:style style:name="P12" style:family="paragraph" style:parent-style-name="Text_20_body">
      <style:text-properties officeooo:rsid="000c67a5" officeooo:paragraph-rsid="000c67a5"/>
    </style:style>
    <style:style style:name="P13" style:family="paragraph" style:parent-style-name="Text_20_body" style:list-style-name="L2">
      <style:text-properties officeooo:rsid="002c3506" officeooo:paragraph-rsid="002c3506"/>
    </style:style>
    <style:style style:name="P14" style:family="paragraph" style:parent-style-name="Text_20_body">
      <style:text-properties officeooo:rsid="002c3506" officeooo:paragraph-rsid="002c3506"/>
    </style:style>
    <style:style style:name="P15" style:family="paragraph" style:parent-style-name="Text_20_body" style:list-style-name="L2">
      <style:text-properties fo:font-style="normal" officeooo:rsid="002c3506" officeooo:paragraph-rsid="002c3506" style:font-style-asian="normal" style:font-style-complex="normal"/>
    </style:style>
    <style:style style:name="P16" style:family="paragraph" style:parent-style-name="Text_20_body">
      <style:text-properties fo:font-style="normal" officeooo:rsid="007b4ec3" officeooo:paragraph-rsid="007b4ec3" style:font-style-asian="normal" style:font-style-complex="normal"/>
    </style:style>
    <style:style style:name="P17" style:family="paragraph" style:parent-style-name="Text_20_body" style:list-style-name="L3">
      <style:text-properties fo:font-weight="normal" officeooo:rsid="00746df3" officeooo:paragraph-rsid="00746df3" style:font-weight-asian="normal" style:font-weight-complex="normal"/>
    </style:style>
    <style:style style:name="P18" style:family="paragraph" style:parent-style-name="Text_20_body" style:list-style-name="L3">
      <style:text-properties fo:font-weight="normal" officeooo:rsid="001f63a5" officeooo:paragraph-rsid="002a14a0" style:font-weight-asian="normal" style:font-weight-complex="normal"/>
    </style:style>
    <style:style style:name="P19" style:family="paragraph" style:parent-style-name="Text_20_body">
      <style:text-properties officeooo:rsid="00288182" officeooo:paragraph-rsid="00288182"/>
    </style:style>
    <style:style style:name="P20" style:family="paragraph" style:parent-style-name="Text_20_body" style:list-style-name="L4">
      <style:text-properties officeooo:paragraph-rsid="002a14a0"/>
    </style:style>
    <style:style style:name="P21" style:family="paragraph" style:parent-style-name="Text_20_body" style:list-style-name="L4">
      <style:text-properties officeooo:rsid="002a14a0" officeooo:paragraph-rsid="002a14a0"/>
    </style:style>
    <style:style style:name="P22" style:family="paragraph" style:parent-style-name="Text_20_body">
      <style:text-properties officeooo:rsid="002a14a0" officeooo:paragraph-rsid="002a14a0"/>
    </style:style>
    <style:style style:name="P23" style:family="paragraph" style:parent-style-name="Text_20_body" style:list-style-name="L5">
      <style:text-properties officeooo:rsid="005047df" officeooo:paragraph-rsid="005047df"/>
    </style:style>
    <style:style style:name="P24" style:family="paragraph" style:parent-style-name="Text_20_body">
      <style:text-properties officeooo:rsid="005047df" officeooo:paragraph-rsid="005047df"/>
    </style:style>
    <style:style style:name="P25" style:family="paragraph" style:parent-style-name="Text_20_body" style:list-style-name="L5">
      <style:text-properties officeooo:rsid="005285f8" officeooo:paragraph-rsid="005285f8"/>
    </style:style>
    <style:style style:name="P26" style:family="paragraph" style:parent-style-name="Text_20_body" style:list-style-name="L6">
      <style:text-properties officeooo:rsid="00721ffb" officeooo:paragraph-rsid="00721ffb" fo:background-color="#cccccc"/>
    </style:style>
    <style:style style:name="P27" style:family="paragraph" style:parent-style-name="Text_20_body" style:list-style-name="L6">
      <style:text-properties officeooo:rsid="00721ffb" officeooo:paragraph-rsid="00721ffb"/>
    </style:style>
    <style:style style:name="P28" style:family="paragraph" style:parent-style-name="Text_20_body">
      <style:text-properties officeooo:rsid="00721ffb" officeooo:paragraph-rsid="00721ffb"/>
    </style:style>
    <style:style style:name="P29" style:family="paragraph" style:parent-style-name="Text_20_body" style:list-style-name="L6">
      <style:text-properties style:font-name="DejaVu Sans Mono1" officeooo:rsid="00721ffb" officeooo:paragraph-rsid="00721ffb" fo:background-color="#cccccc"/>
    </style:style>
    <style:style style:name="P30" style:family="paragraph" style:parent-style-name="Text_20_body">
      <style:text-properties officeooo:rsid="007b4ec3" officeooo:paragraph-rsid="007b4ec3" fo:background-color="transparent"/>
    </style:style>
    <style:style style:name="P31" style:family="paragraph" style:parent-style-name="Text_20_body">
      <style:text-properties officeooo:rsid="0081de20" officeooo:paragraph-rsid="0081de20" fo:background-color="transparent"/>
    </style:style>
    <style:style style:name="P32" style:family="paragraph" style:parent-style-name="Text_20_body">
      <style:text-properties officeooo:rsid="007071fd" officeooo:paragraph-rsid="007071fd" fo:background-color="transparent"/>
    </style:style>
    <style:style style:name="P33" style:family="paragraph" style:parent-style-name="Text_20_body" style:list-style-name="L7">
      <style:text-properties officeooo:rsid="0081349a" officeooo:paragraph-rsid="0081349a"/>
    </style:style>
    <style:style style:name="P34" style:family="paragraph" style:parent-style-name="Text_20_body">
      <style:text-properties officeooo:rsid="0081349a" officeooo:paragraph-rsid="0081349a"/>
    </style:style>
    <style:style style:name="P35" style:family="paragraph" style:parent-style-name="Text_20_body" style:list-style-name="L7">
      <style:text-properties officeooo:rsid="0081de20" officeooo:paragraph-rsid="0081de20"/>
    </style:style>
    <style:style style:name="P36" style:family="paragraph" style:parent-style-name="Text_20_body">
      <style:text-properties officeooo:rsid="0081de20" officeooo:paragraph-rsid="0081de20"/>
    </style:style>
    <style:style style:name="P37" style:family="paragraph" style:parent-style-name="Text_20_body">
      <style:text-properties officeooo:rsid="00671e9a" officeooo:paragraph-rsid="00671e9a"/>
    </style:style>
    <style:style style:name="P38" style:family="paragraph" style:parent-style-name="Text_20_body">
      <style:text-properties officeooo:rsid="00071c56" officeooo:paragraph-rsid="00071c56"/>
    </style:style>
    <style:style style:name="P39" style:family="paragraph" style:parent-style-name="Text_20_body">
      <style:text-properties officeooo:rsid="000f3c8e" officeooo:paragraph-rsid="000f3c8e"/>
    </style:style>
    <style:style style:name="P40" style:family="paragraph" style:parent-style-name="Text_20_body">
      <style:text-properties officeooo:rsid="002aa22e" officeooo:paragraph-rsid="002aa22e"/>
    </style:style>
    <style:style style:name="P41" style:family="paragraph" style:parent-style-name="Text_20_body">
      <style:text-properties officeooo:rsid="007b4ec3" officeooo:paragraph-rsid="007b4ec3"/>
    </style:style>
    <style:style style:name="P42" style:family="paragraph" style:parent-style-name="Text_20_body">
      <style:text-properties officeooo:rsid="001f63a5" officeooo:paragraph-rsid="007dfc2a"/>
    </style:style>
    <style:style style:name="P43" style:family="paragraph" style:parent-style-name="Text_20_body">
      <style:text-properties officeooo:rsid="001f63a5" officeooo:paragraph-rsid="002a14a0"/>
    </style:style>
    <style:style style:name="P44" style:family="paragraph" style:parent-style-name="Text_20_body">
      <style:text-properties officeooo:rsid="0021a6ae" officeooo:paragraph-rsid="0021a6ae"/>
    </style:style>
    <style:style style:name="P45" style:family="paragraph" style:parent-style-name="Text_20_body">
      <style:text-properties officeooo:rsid="0021b724" officeooo:paragraph-rsid="0021b724"/>
    </style:style>
    <style:style style:name="P46" style:family="paragraph" style:parent-style-name="Text_20_body">
      <style:text-properties officeooo:rsid="00241e36" officeooo:paragraph-rsid="00241e36"/>
    </style:style>
    <style:style style:name="P47" style:family="paragraph" style:parent-style-name="Text_20_body">
      <style:text-properties officeooo:rsid="0026f595" officeooo:paragraph-rsid="0026f595"/>
    </style:style>
    <style:style style:name="P48" style:family="paragraph" style:parent-style-name="Text_20_body">
      <style:text-properties officeooo:rsid="007cbcfe" officeooo:paragraph-rsid="007cbcfe"/>
    </style:style>
    <style:style style:name="P49" style:family="paragraph" style:parent-style-name="Text_20_body">
      <style:text-properties officeooo:rsid="003e8e8a" officeooo:paragraph-rsid="003e8e8a"/>
    </style:style>
    <style:style style:name="P50" style:family="paragraph" style:parent-style-name="Text_20_body">
      <style:text-properties officeooo:rsid="002dc64d" officeooo:paragraph-rsid="002dc64d"/>
    </style:style>
    <style:style style:name="P51" style:family="paragraph" style:parent-style-name="Text_20_body">
      <style:text-properties officeooo:rsid="0033da48" officeooo:paragraph-rsid="0033da48"/>
    </style:style>
    <style:style style:name="P52" style:family="paragraph" style:parent-style-name="Text_20_body">
      <style:text-properties officeooo:rsid="0033da48" officeooo:paragraph-rsid="0081349a"/>
    </style:style>
    <style:style style:name="P53" style:family="paragraph" style:parent-style-name="Text_20_body">
      <style:text-properties officeooo:rsid="00356a35" officeooo:paragraph-rsid="00356a35"/>
    </style:style>
    <style:style style:name="P54" style:family="paragraph" style:parent-style-name="Text_20_body">
      <style:text-properties officeooo:rsid="00363a3a" officeooo:paragraph-rsid="003838ae"/>
    </style:style>
    <style:style style:name="P55" style:family="paragraph" style:parent-style-name="Text_20_body">
      <style:text-properties officeooo:rsid="00466d9e" officeooo:paragraph-rsid="00466d9e"/>
    </style:style>
    <style:style style:name="P56" style:family="paragraph" style:parent-style-name="Text_20_body">
      <style:text-properties officeooo:rsid="00496e5b" officeooo:paragraph-rsid="00496e5b"/>
    </style:style>
    <style:style style:name="P57" style:family="paragraph" style:parent-style-name="Text_20_body">
      <style:text-properties officeooo:rsid="004cbdc8" officeooo:paragraph-rsid="004cbdc8"/>
    </style:style>
    <style:style style:name="P58" style:family="paragraph" style:parent-style-name="Text_20_body">
      <style:text-properties officeooo:rsid="004bb64b" officeooo:paragraph-rsid="004bb64b"/>
    </style:style>
    <style:style style:name="P59" style:family="paragraph" style:parent-style-name="Text_20_body">
      <style:text-properties officeooo:rsid="004d1aaf" officeooo:paragraph-rsid="004d1aaf"/>
    </style:style>
    <style:style style:name="P60" style:family="paragraph" style:parent-style-name="Text_20_body">
      <style:text-properties officeooo:rsid="004e0b5d" officeooo:paragraph-rsid="004e0b5d"/>
    </style:style>
    <style:style style:name="P61" style:family="paragraph" style:parent-style-name="Text_20_body">
      <style:text-properties fo:font-style="italic" officeooo:rsid="004e6132" officeooo:paragraph-rsid="004e6132" style:font-style-asian="italic" style:font-style-complex="italic"/>
    </style:style>
    <style:style style:name="P62" style:family="paragraph" style:parent-style-name="Text_20_body">
      <style:text-properties fo:font-style="italic" officeooo:rsid="0057ac98" officeooo:paragraph-rsid="0057ac98" style:font-style-asian="italic" style:font-style-complex="italic"/>
    </style:style>
    <style:style style:name="P63" style:family="paragraph" style:parent-style-name="Text_20_body">
      <style:text-properties fo:font-style="italic" officeooo:rsid="0072bdd1" officeooo:paragraph-rsid="0072bdd1" fo:background-color="transparent" style:font-style-asian="italic" style:font-style-complex="italic"/>
    </style:style>
    <style:style style:name="P64" style:family="paragraph" style:parent-style-name="Text_20_body">
      <style:text-properties officeooo:rsid="004e6132" officeooo:paragraph-rsid="0081349a"/>
    </style:style>
    <style:style style:name="P65" style:family="paragraph" style:parent-style-name="Text_20_body">
      <style:text-properties officeooo:rsid="004e6132" officeooo:paragraph-rsid="004e6132"/>
    </style:style>
    <style:style style:name="P66" style:family="paragraph" style:parent-style-name="Text_20_body">
      <style:text-properties officeooo:rsid="00746df3" officeooo:paragraph-rsid="00746df3"/>
    </style:style>
    <style:style style:name="P67" style:family="paragraph" style:parent-style-name="Text_20_body">
      <style:text-properties officeooo:rsid="0054701b" officeooo:paragraph-rsid="0054701b"/>
    </style:style>
    <style:style style:name="P68" style:family="paragraph" style:parent-style-name="Text_20_body">
      <style:text-properties officeooo:rsid="0055b2e2" officeooo:paragraph-rsid="0081349a"/>
    </style:style>
    <style:style style:name="P69" style:family="paragraph" style:parent-style-name="Text_20_body">
      <style:text-properties officeooo:rsid="0055b2e2" officeooo:paragraph-rsid="0055b2e2"/>
    </style:style>
    <style:style style:name="P70" style:family="paragraph" style:parent-style-name="Text_20_body">
      <style:text-properties officeooo:rsid="005cfa39" officeooo:paragraph-rsid="00798039"/>
    </style:style>
    <style:style style:name="P71" style:family="paragraph" style:parent-style-name="Text_20_body">
      <style:text-properties officeooo:rsid="005cfa39" officeooo:paragraph-rsid="005cfa39"/>
    </style:style>
    <style:style style:name="P72" style:family="paragraph" style:parent-style-name="Text_20_body">
      <style:text-properties officeooo:rsid="00564048" officeooo:paragraph-rsid="00564048"/>
    </style:style>
    <style:style style:name="P73" style:family="paragraph" style:parent-style-name="Text_20_body">
      <style:text-properties officeooo:rsid="00564048" officeooo:paragraph-rsid="00798039"/>
    </style:style>
    <style:style style:name="P74" style:family="paragraph" style:parent-style-name="Text_20_body">
      <style:text-properties officeooo:rsid="0059aa13" officeooo:paragraph-rsid="0059aa13"/>
    </style:style>
    <style:style style:name="P75" style:family="paragraph" style:parent-style-name="Text_20_body">
      <style:text-properties officeooo:rsid="005e9f15" officeooo:paragraph-rsid="005e9f15"/>
    </style:style>
    <style:style style:name="P76" style:family="paragraph" style:parent-style-name="Text_20_body">
      <style:text-properties officeooo:rsid="0060f3b4" officeooo:paragraph-rsid="0060f3b4"/>
    </style:style>
    <style:style style:name="P77" style:family="paragraph" style:parent-style-name="Text_20_body">
      <style:text-properties officeooo:rsid="0062bbe7" officeooo:paragraph-rsid="0063a49e"/>
    </style:style>
    <style:style style:name="P78" style:family="paragraph" style:parent-style-name="Text_20_body">
      <style:text-properties officeooo:rsid="0063a49e" officeooo:paragraph-rsid="0063a49e"/>
    </style:style>
    <style:style style:name="P79" style:family="paragraph" style:parent-style-name="Text_20_body">
      <style:text-properties officeooo:rsid="00616809" officeooo:paragraph-rsid="00616809"/>
    </style:style>
    <style:style style:name="P80" style:family="paragraph" style:parent-style-name="Text_20_body">
      <style:text-properties officeooo:rsid="00798039" officeooo:paragraph-rsid="00798039"/>
    </style:style>
    <style:style style:name="P81" style:family="paragraph" style:parent-style-name="Text_20_body">
      <style:text-properties officeooo:rsid="0068ae35" officeooo:paragraph-rsid="0068ae35"/>
    </style:style>
    <style:style style:name="P82" style:family="paragraph" style:parent-style-name="Text_20_body">
      <style:text-properties officeooo:rsid="006a6681" officeooo:paragraph-rsid="006a6681"/>
    </style:style>
    <style:style style:name="P83" style:family="paragraph" style:parent-style-name="Text_20_body">
      <style:text-properties officeooo:rsid="006a6681" officeooo:paragraph-rsid="008529c7"/>
    </style:style>
    <style:style style:name="P84" style:family="paragraph" style:parent-style-name="Text_20_body">
      <style:text-properties officeooo:rsid="00740832" officeooo:paragraph-rsid="00740832"/>
    </style:style>
    <style:style style:name="P85" style:family="paragraph" style:parent-style-name="Text_20_body">
      <style:text-properties officeooo:paragraph-rsid="0081349a"/>
    </style:style>
    <style:style style:name="P86" style:family="paragraph" style:parent-style-name="Title">
      <style:text-properties officeooo:rsid="006e4f1a"/>
    </style:style>
    <style:style style:name="P87" style:family="paragraph" style:parent-style-name="Heading_20_2">
      <style:text-properties officeooo:rsid="0021a6ae" officeooo:paragraph-rsid="0021a6ae"/>
    </style:style>
    <style:style style:name="P88" style:family="paragraph" style:parent-style-name="Heading_20_2">
      <style:text-properties officeooo:rsid="002a14a0" officeooo:paragraph-rsid="002a14a0"/>
    </style:style>
    <style:style style:name="P89" style:family="paragraph" style:parent-style-name="Heading_20_2">
      <style:text-properties officeooo:rsid="005285f8" officeooo:paragraph-rsid="005285f8"/>
    </style:style>
    <style:style style:name="P90" style:family="paragraph" style:parent-style-name="Heading_20_2">
      <style:paragraph-properties fo:break-before="page"/>
      <style:text-properties officeooo:rsid="000243fa" officeooo:paragraph-rsid="000243fa"/>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rsid="0002969c" officeooo:paragraph-rsid="0002969c"/>
    </style:style>
    <style:style style:name="P93" style:family="paragraph" style:parent-style-name="Heading_20_1">
      <style:paragraph-properties fo:break-before="page"/>
      <style:text-properties officeooo:paragraph-rsid="0026f595"/>
    </style:style>
    <style:style style:name="P94" style:family="paragraph" style:parent-style-name="Heading_20_1">
      <style:paragraph-properties fo:break-before="page"/>
      <style:text-properties officeooo:paragraph-rsid="000df987"/>
    </style:style>
    <style:style style:name="P95" style:family="paragraph" style:parent-style-name="Subtitle">
      <style:text-properties officeooo:rsid="00288182" officeooo:paragraph-rsid="00288182"/>
    </style:style>
    <style:style style:name="P96" style:family="paragraph" style:parent-style-name="Preformatted_20_Text">
      <style:paragraph-properties fo:margin-top="0in" fo:margin-bottom="0.1965in" loext:contextual-spacing="false" fo:widows="1"/>
      <style:text-properties fo:font-variant="normal" fo:text-transform="none" fo:color="#800080" fo:letter-spacing="normal" fo:font-style="normal" fo:font-weight="normal"/>
    </style:style>
    <style:style style:name="P97" style:family="paragraph" style:parent-style-name="Preformatted_20_Text">
      <style:paragraph-properties fo:margin-top="0in" fo:margin-bottom="0.1965in" loext:contextual-spacing="false" fo:widows="1"/>
    </style:style>
    <style:style style:name="P98" style:family="paragraph" style:parent-style-name="Preformatted_20_Text">
      <style:paragraph-properties fo:margin-top="0in" fo:margin-bottom="0.1965in" loext:contextual-spacing="false" fo:widows="1"/>
      <style:text-properties officeooo:paragraph-rsid="007e4625"/>
    </style:style>
    <style:style style:name="P99" style:family="paragraph" style:parent-style-name="Preformatted_20_Text">
      <style:paragraph-properties fo:margin-left="0in" fo:margin-right="0in" fo:widows="1" fo:text-indent="0in" style:auto-text-indent="false"/>
      <style:text-properties fo:font-variant="normal" fo:text-transform="none" fo:color="#000000" fo:letter-spacing="normal" fo:font-style="normal" fo:font-weight="normal"/>
    </style:style>
    <style:style style:name="P100" style:family="paragraph" style:parent-style-name="Preformatted_20_Text">
      <style:text-properties fo:font-variant="normal" fo:text-transform="none" fo:color="#000000" fo:letter-spacing="normal" fo:font-style="normal" fo:font-weight="normal" officeooo:rsid="0024f635" officeooo:paragraph-rsid="0024f635"/>
    </style:style>
    <style:style style:name="P101" style:family="paragraph" style:parent-style-name="Preformatted_20_Text">
      <style:text-properties fo:font-variant="normal" fo:text-transform="none" fo:color="#000000" fo:letter-spacing="normal" fo:font-style="normal" fo:font-weight="normal" officeooo:rsid="00411679" officeooo:paragraph-rsid="00411679"/>
    </style:style>
    <style:style style:name="P102" style:family="paragraph" style:parent-style-name="Preformatted_20_Text">
      <style:text-properties fo:font-variant="normal" fo:text-transform="none" fo:color="#000000" fo:letter-spacing="normal" fo:font-style="normal" fo:font-weight="normal" officeooo:rsid="00484872" officeooo:paragraph-rsid="00484872"/>
    </style:style>
    <style:style style:name="P103" style:family="paragraph" style:parent-style-name="Preformatted_20_Text">
      <style:text-properties fo:font-variant="normal" fo:text-transform="none" fo:color="#000000" fo:letter-spacing="normal" fo:font-style="normal" fo:font-weight="normal" officeooo:rsid="005a7700" officeooo:paragraph-rsid="005a7700"/>
    </style:style>
    <style:style style:name="P104" style:family="paragraph" style:parent-style-name="Preformatted_20_Text">
      <style:text-properties fo:font-variant="normal" fo:text-transform="none" fo:color="#000000" fo:letter-spacing="normal" fo:font-style="normal" fo:font-weight="normal" officeooo:rsid="00671e9a" officeooo:paragraph-rsid="00671e9a"/>
    </style:style>
    <style:style style:name="P105" style:family="paragraph" style:parent-style-name="Preformatted_20_Text">
      <style:text-properties fo:font-variant="normal" fo:text-transform="none" fo:color="#000000" fo:letter-spacing="normal" fo:font-style="normal" fo:font-weight="normal" officeooo:rsid="0060821f" officeooo:paragraph-rsid="00798039"/>
    </style:style>
    <style:style style:name="P106" style:family="paragraph" style:parent-style-name="Preformatted_20_Text">
      <style:text-properties fo:font-variant="normal" fo:text-transform="none" fo:color="#000000" fo:letter-spacing="normal" fo:font-style="normal" fo:font-weight="normal" officeooo:rsid="006a6681" officeooo:paragraph-rsid="006a6681"/>
    </style:style>
    <style:style style:name="P107" style:family="paragraph" style:parent-style-name="Preformatted_20_Text">
      <style:paragraph-properties fo:widows="1"/>
      <style:text-properties fo:font-variant="normal" fo:text-transform="none" fo:color="#000000" fo:letter-spacing="normal" fo:font-style="normal" fo:font-weight="normal"/>
    </style:style>
    <style:style style:name="P108" style:family="paragraph" style:parent-style-name="Preformatted_20_Text">
      <style:paragraph-properties fo:widows="1"/>
      <style:text-properties fo:font-variant="normal" fo:text-transform="none" fo:color="#000000" fo:letter-spacing="normal" fo:font-style="normal" fo:font-weight="normal" officeooo:paragraph-rsid="007e4625"/>
    </style:style>
    <style:style style:name="P109" style:family="paragraph" style:parent-style-name="Preformatted_20_Text">
      <style:paragraph-properties fo:widows="1"/>
      <style:text-properties fo:font-variant="normal" fo:text-transform="none" fo:color="#000000" fo:letter-spacing="normal"/>
    </style:style>
    <style:style style:name="P110" style:family="paragraph" style:parent-style-name="Preformatted_20_Text">
      <style:paragraph-properties fo:widows="1"/>
      <style:text-properties fo:font-variant="normal" fo:text-transform="none" fo:color="#000000" fo:letter-spacing="normal" officeooo:paragraph-rsid="007dfc2a"/>
    </style:style>
    <style:style style:name="P111" style:family="paragraph" style:parent-style-name="Preformatted_20_Text">
      <style:paragraph-properties fo:widows="1"/>
    </style:style>
    <style:style style:name="P112" style:family="paragraph" style:parent-style-name="Code">
      <style:text-properties fo:font-weight="bold" style:font-weight-asian="bold" style:font-weight-complex="bold"/>
    </style:style>
    <style:style style:name="P113" style:family="paragraph" style:parent-style-name="Code">
      <style:text-properties fo:font-weight="bold" officeooo:rsid="007cbcfe" officeooo:paragraph-rsid="007cbcfe" style:font-weight-asian="bold" style:font-weight-complex="bold"/>
    </style:style>
    <style:style style:name="P114" style:family="paragraph" style:parent-style-name="Code">
      <style:text-properties fo:font-weight="bold" officeooo:rsid="007dfc2a" officeooo:paragraph-rsid="007dfc2a" style:font-weight-asian="bold" style:font-weight-complex="bold"/>
    </style:style>
    <style:style style:name="P115" style:family="paragraph" style:parent-style-name="Code">
      <style:text-properties officeooo:rsid="002c3506" officeooo:paragraph-rsid="002c3506"/>
    </style:style>
    <style:style style:name="P116" style:family="paragraph" style:parent-style-name="Code">
      <style:text-properties officeooo:rsid="0033da48" officeooo:paragraph-rsid="0033da48"/>
    </style:style>
    <style:style style:name="P117" style:family="paragraph" style:parent-style-name="Code">
      <style:text-properties officeooo:rsid="00356a35" officeooo:paragraph-rsid="00356a35"/>
    </style:style>
    <style:style style:name="P118" style:family="paragraph" style:parent-style-name="Code">
      <style:text-properties officeooo:rsid="004e6132" officeooo:paragraph-rsid="004e6132"/>
    </style:style>
    <style:style style:name="P119" style:family="paragraph" style:parent-style-name="Code">
      <style:text-properties officeooo:rsid="00746df3" officeooo:paragraph-rsid="00746df3"/>
    </style:style>
    <style:style style:name="P120" style:family="paragraph" style:parent-style-name="Code">
      <style:text-properties officeooo:rsid="0057ac98" officeooo:paragraph-rsid="0057ac98"/>
    </style:style>
    <style:style style:name="P121" style:family="paragraph" style:parent-style-name="Code">
      <style:text-properties officeooo:rsid="0060821f" officeooo:paragraph-rsid="00798039"/>
    </style:style>
    <style:style style:name="P122" style:family="paragraph" style:parent-style-name="Code">
      <style:text-properties officeooo:rsid="0060821f" officeooo:paragraph-rsid="0060821f"/>
    </style:style>
    <style:style style:name="P123" style:family="paragraph" style:parent-style-name="Code">
      <style:text-properties officeooo:rsid="005e9f15" officeooo:paragraph-rsid="005e9f15"/>
    </style:style>
    <style:style style:name="P124" style:family="paragraph" style:parent-style-name="Code">
      <style:text-properties officeooo:rsid="00740832" officeooo:paragraph-rsid="00740832"/>
    </style:style>
    <style:style style:name="P125" style:family="paragraph" style:parent-style-name="Code">
      <style:text-properties officeooo:rsid="007b4ec3" officeooo:paragraph-rsid="007b4ec3"/>
    </style:style>
    <style:style style:name="P126" style:family="paragraph" style:parent-style-name="Code">
      <style:text-properties officeooo:paragraph-rsid="0057ac98"/>
    </style:style>
    <style:style style:name="T1" style:family="text">
      <style:text-properties officeooo:rsid="0002969c"/>
    </style:style>
    <style:style style:name="T2" style:family="text">
      <style:text-properties officeooo:rsid="0009b7cf"/>
    </style:style>
    <style:style style:name="T3" style:family="text">
      <style:text-properties officeooo:rsid="000df987"/>
    </style:style>
    <style:style style:name="T4" style:family="text">
      <style:text-properties fo:font-weight="bold" style:font-weight-asian="bold" style:font-weight-complex="bold"/>
    </style:style>
    <style:style style:name="T5" style:family="text">
      <style:text-properties fo:font-weight="bold" officeooo:rsid="004e6132" style:font-weight-asian="bold" style:font-weight-complex="bold"/>
    </style:style>
    <style:style style:name="T6" style:family="text">
      <style:text-properties officeooo:rsid="002040f8"/>
    </style:style>
    <style:style style:name="T7" style:family="text">
      <style:text-properties style:font-name="DejaVu Sans Mono1"/>
    </style:style>
    <style:style style:name="T8" style:family="text">
      <style:text-properties style:font-name="DejaVu Sans Mono1" fo:font-size="10pt" fo:background-color="#cccccc" loext:char-shading-value="0" style:font-size-asian="10pt" style:font-size-complex="10pt"/>
    </style:style>
    <style:style style:name="T9" style:family="text">
      <style:text-properties style:font-name="DejaVu Sans Mono1" fo:font-size="10pt" officeooo:rsid="0026f595" fo:background-color="#cccccc" loext:char-shading-value="0" style:font-size-asian="10pt" style:font-size-complex="10pt"/>
    </style:style>
    <style:style style:name="T10" style:family="text">
      <style:text-properties style:font-name="DejaVu Sans Mono1" fo:background-color="#cccccc" loext:char-shading-value="0"/>
    </style:style>
    <style:style style:name="T11" style:family="text">
      <style:text-properties style:font-name="DejaVu Sans Mono1" officeooo:rsid="005cfa39" fo:background-color="#cccccc" loext:char-shading-value="0"/>
    </style:style>
    <style:style style:name="T12" style:family="text">
      <style:text-properties style:font-name="DejaVu Sans Mono1" officeooo:rsid="00564048" fo:background-color="#cccccc" loext:char-shading-value="0"/>
    </style:style>
    <style:style style:name="T13" style:family="text">
      <style:text-properties style:font-name="DejaVu Sans Mono1" officeooo:rsid="00375a87" fo:background-color="#cccccc" loext:char-shading-value="0"/>
    </style:style>
    <style:style style:name="T14" style:family="text">
      <style:text-properties style:font-name="DejaVu Sans Mono1" officeooo:rsid="0078a155" fo:background-color="#cccccc" loext:char-shading-value="0"/>
    </style:style>
    <style:style style:name="T15" style:family="text">
      <style:text-properties style:font-name="DejaVu Sans Mono1" officeooo:rsid="007b4ec3" fo:background-color="#cccccc" loext:char-shading-value="0"/>
    </style:style>
    <style:style style:name="T16" style:family="text">
      <style:text-properties style:font-name="DejaVu Sans Mono1" officeooo:rsid="00798039" fo:background-color="#cccccc" loext:char-shading-value="0"/>
    </style:style>
    <style:style style:name="T17" style:family="text">
      <style:text-properties style:font-name="DejaVu Sans Mono1" fo:background-color="#cccccc" loext:char-shading-value="0"/>
    </style:style>
    <style:style style:name="T18" style:family="text">
      <style:text-properties officeooo:rsid="0024340e"/>
    </style:style>
    <style:style style:name="T19" style:family="text">
      <style:text-properties officeooo:rsid="0026f595"/>
    </style:style>
    <style:style style:name="T20" style:family="text">
      <style:text-properties officeooo:rsid="002a14a0"/>
    </style:style>
    <style:style style:name="T21" style:family="text">
      <style:text-properties officeooo:rsid="002c3506"/>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60f3b4" style:font-style-asian="italic" style:font-weight-asian="normal" style:font-style-complex="italic"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03e8e8a" style:font-weight-asian="normal" style:font-weight-complex="normal"/>
    </style:style>
    <style:style style:name="T27" style:family="text">
      <style:text-properties fo:font-weight="normal" officeooo:rsid="00411679" style:font-weight-asian="normal" style:font-weight-complex="normal"/>
    </style:style>
    <style:style style:name="T28" style:family="text">
      <style:text-properties fo:font-weight="normal" officeooo:rsid="0041f094" style:font-weight-asian="normal" style:font-weight-complex="normal"/>
    </style:style>
    <style:style style:name="T29" style:family="text">
      <style:text-properties fo:font-weight="normal" officeooo:rsid="004e6132" style:font-weight-asian="normal" style:font-weight-complex="normal"/>
    </style:style>
    <style:style style:name="T30" style:family="text">
      <style:text-properties fo:font-weight="normal" officeooo:rsid="00740832" style:font-weight-asian="normal" style:font-weight-complex="normal"/>
    </style:style>
    <style:style style:name="T31" style:family="text">
      <style:text-properties officeooo:rsid="002dc64d"/>
    </style:style>
    <style:style style:name="T32" style:family="text">
      <style:text-properties officeooo:rsid="002f5fd3"/>
    </style:style>
    <style:style style:name="T33" style:family="text">
      <style:text-properties officeooo:rsid="003244e2"/>
    </style:style>
    <style:style style:name="T34" style:family="text">
      <style:text-properties officeooo:rsid="00363a3a"/>
    </style:style>
    <style:style style:name="T35" style:family="text">
      <style:text-properties officeooo:rsid="00375a87"/>
    </style:style>
    <style:style style:name="T36" style:family="text">
      <style:text-properties officeooo:rsid="0039d890"/>
    </style:style>
    <style:style style:name="T37" style:family="text">
      <style:text-properties style:font-name="DejaVu Sans1" fo:font-size="10pt" style:font-size-asian="10pt" style:font-size-complex="10pt"/>
    </style:style>
    <style:style style:name="T38" style:family="text">
      <style:text-properties style:font-name="DejaVu Sans1" fo:background-color="transparent" loext:char-shading-value="0"/>
    </style:style>
    <style:style style:name="T39" style:family="text">
      <style:text-properties style:font-name="DejaVu Sans1" officeooo:rsid="00798039" fo:background-color="transparent" loext:char-shading-value="0"/>
    </style:style>
    <style:style style:name="T40" style:family="text">
      <style:text-properties officeooo:rsid="003d9a4b"/>
    </style:style>
    <style:style style:name="T41" style:family="text">
      <style:text-properties officeooo:rsid="0041f094"/>
    </style:style>
    <style:style style:name="T42" style:family="text">
      <style:text-properties officeooo:rsid="004cbdc8"/>
    </style:style>
    <style:style style:name="T43" style:family="text">
      <style:text-properties officeooo:rsid="004e0b5d"/>
    </style:style>
    <style:style style:name="T44" style:family="text">
      <style:text-properties officeooo:rsid="004e6132"/>
    </style:style>
    <style:style style:name="T45" style:family="text">
      <style:text-properties officeooo:rsid="005285f8"/>
    </style:style>
    <style:style style:name="T46" style:family="text">
      <style:text-properties officeooo:rsid="0055b2e2"/>
    </style:style>
    <style:style style:name="T47" style:family="text">
      <style:text-properties officeooo:rsid="00564048"/>
    </style:style>
    <style:style style:name="T48" style:family="text">
      <style:text-properties officeooo:rsid="005cfa39"/>
    </style:style>
    <style:style style:name="T49" style:family="text">
      <style:text-properties officeooo:rsid="005e9f15"/>
    </style:style>
    <style:style style:name="T50" style:family="text">
      <style:text-properties officeooo:rsid="0062bbe7"/>
    </style:style>
    <style:style style:name="T51" style:family="text">
      <style:text-properties officeooo:rsid="0063a49e"/>
    </style:style>
    <style:style style:name="T52" style:family="text">
      <style:text-properties fo:font-style="normal" fo:font-weight="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officeooo:rsid="006a6681"/>
    </style:style>
    <style:style style:name="T55" style:family="text">
      <style:text-properties officeooo:rsid="00651525"/>
    </style:style>
    <style:style style:name="T56" style:family="text">
      <style:text-properties officeooo:rsid="0072bdd1"/>
    </style:style>
    <style:style style:name="T57" style:family="text">
      <style:text-properties officeooo:rsid="00740832"/>
    </style:style>
    <style:style style:name="T58" style:family="text">
      <style:text-properties fo:background-color="transparent" loext:char-shading-value="0"/>
    </style:style>
    <style:style style:name="T59" style:family="text">
      <style:text-properties officeooo:rsid="007b4ec3" fo:background-color="transparent" loext:char-shading-value="0"/>
    </style:style>
    <style:style style:name="T60" style:family="text">
      <style:text-properties officeooo:rsid="00746df3"/>
    </style:style>
    <style:style style:name="T61" style:family="text">
      <style:text-properties style:text-underline-style="none"/>
    </style:style>
    <style:style style:name="T62" style:family="text">
      <style:text-properties officeooo:rsid="00758cd4"/>
    </style:style>
    <style:style style:name="T63" style:family="text">
      <style:text-properties officeooo:rsid="0078a155"/>
    </style:style>
    <style:style style:name="T64" style:family="text">
      <style:text-properties officeooo:rsid="00798039"/>
    </style:style>
    <style:style style:name="T65" style:family="text">
      <style:text-properties officeooo:rsid="007b4ec3"/>
    </style:style>
    <style:style style:name="T66" style:family="text">
      <style:text-properties fo:font-variant="normal" fo:text-transform="none" fo:color="#000000" style:font-name="Linux Libertine" fo:letter-spacing="normal" fo:language="en" fo:country="US" fo:font-style="normal" fo:font-weight="normal"/>
    </style:style>
    <style:style style:name="T67" style:family="text">
      <style:text-properties fo:font-variant="normal" fo:text-transform="none" fo:color="#000000" fo:letter-spacing="normal"/>
    </style:style>
    <style:style style:name="T68" style:family="text">
      <style:text-properties fo:font-variant="normal" fo:text-transform="none" fo:color="#000000" fo:letter-spacing="normal" fo:font-style="normal" fo:font-weight="normal"/>
    </style:style>
    <style:style style:name="T69" style:family="text">
      <style:text-properties fo:font-variant="normal" fo:text-transform="none" fo:color="#000000" fo:letter-spacing="normal" fo:font-style="normal" fo:font-weight="normal" officeooo:rsid="007dfc2a"/>
    </style:style>
    <style:style style:name="T70" style:family="text">
      <style:text-properties fo:font-variant="normal" fo:text-transform="none" fo:color="#808030" fo:letter-spacing="normal" fo:font-style="normal" fo:font-weight="normal"/>
    </style:style>
    <style:style style:name="T71" style:family="text">
      <style:text-properties fo:font-variant="normal" fo:text-transform="none" fo:color="#7d0045" fo:letter-spacing="normal" fo:font-style="normal" fo:font-weight="normal"/>
    </style:style>
    <style:style style:name="T72" style:family="text">
      <style:text-properties fo:font-variant="normal" fo:text-transform="none" fo:color="#800000" fo:letter-spacing="normal" fo:font-style="normal" fo:font-weight="normal"/>
    </style:style>
    <style:style style:name="T73" style:family="text">
      <style:text-properties fo:font-variant="normal" fo:text-transform="none" fo:color="#800000" fo:letter-spacing="normal" fo:font-style="normal" fo:font-weight="bold"/>
    </style:style>
    <style:style style:name="T74" style:family="text">
      <style:text-properties fo:font-variant="normal" fo:text-transform="none" fo:color="#0000e6" fo:letter-spacing="normal" fo:font-style="normal" fo:font-weight="normal"/>
    </style:style>
    <style:style style:name="T75" style:family="text">
      <style:text-properties fo:font-variant="normal" fo:text-transform="none" fo:color="#0f69ff" fo:letter-spacing="normal" fo:font-style="normal" fo:font-weight="normal"/>
    </style:style>
    <style:style style:name="T76" style:family="text">
      <style:text-properties fo:font-variant="normal" fo:text-transform="none" fo:color="#008c00" fo:letter-spacing="normal" fo:font-style="normal" fo:font-weight="normal"/>
    </style:style>
    <style:style style:name="T77" style:family="text">
      <style:text-properties fo:font-variant="normal" fo:text-transform="none" fo:color="#800080" fo:letter-spacing="normal" fo:font-style="normal" fo:font-weight="normal"/>
    </style:style>
    <style:style style:name="T78" style:family="text">
      <style:text-properties officeooo:rsid="007dfc2a"/>
    </style:style>
    <style:style style:name="T79" style:family="text">
      <style:text-properties fo:color="#006600"/>
    </style:style>
    <style:style style:name="T80" style:family="text">
      <style:text-properties fo:color="#006600" officeooo:rsid="007cbcfe"/>
    </style:style>
    <style:style style:name="T81" style:family="text">
      <style:text-properties fo:color="#990000"/>
    </style:style>
    <style:style style:name="T82" style:family="text">
      <style:text-properties fo:color="#808030"/>
    </style:style>
    <style:style style:name="T83" style:family="text">
      <style:text-properties fo:color="#808030" fo:font-style="normal" fo:font-weight="normal"/>
    </style:style>
    <style:style style:name="T84" style:family="text">
      <style:text-properties fo:color="#603000"/>
    </style:style>
    <style:style style:name="T85" style:family="text">
      <style:text-properties fo:color="#603000" fo:font-style="normal" fo:font-weight="normal"/>
    </style:style>
    <style:style style:name="T86" style:family="text">
      <style:text-properties fo:color="#800000"/>
    </style:style>
    <style:style style:name="T87" style:family="text">
      <style:text-properties fo:color="#800000" fo:font-style="normal" fo:font-weight="normal"/>
    </style:style>
    <style:style style:name="T88" style:family="text">
      <style:text-properties fo:color="#800000" fo:font-style="normal" fo:font-weight="bold"/>
    </style:style>
    <style:style style:name="T89" style:family="text">
      <style:text-properties fo:color="#800000" fo:font-weight="bold"/>
    </style:style>
    <style:style style:name="T90" style:family="text">
      <style:text-properties fo:color="#0000e6"/>
    </style:style>
    <style:style style:name="T91" style:family="text">
      <style:text-properties fo:color="#0000e6" fo:font-style="normal" fo:font-weight="normal"/>
    </style:style>
    <style:style style:name="T92" style:family="text">
      <style:text-properties fo:color="#0f69ff"/>
    </style:style>
    <style:style style:name="T93" style:family="text">
      <style:text-properties fo:color="#0f69ff" fo:font-style="normal" fo:font-weight="normal"/>
    </style:style>
    <style:style style:name="T94" style:family="text">
      <style:text-properties fo:color="#800080"/>
    </style:style>
    <style:style style:name="T95" style:family="text">
      <style:text-properties fo:color="#800080" fo:font-style="normal" fo:font-weight="normal"/>
    </style:style>
    <style:style style:name="T96" style:family="text">
      <style:text-properties fo:color="#7d0045"/>
    </style:style>
    <style:style style:name="T97" style:family="text">
      <style:text-properties fo:color="#7d0045" fo:font-style="normal" fo:font-weight="normal"/>
    </style:style>
    <style:style style:name="T98" style:family="text">
      <style:text-properties fo:color="#7d0045" fo:font-style="normal" fo:font-weight="normal" fo:background-color="transparent" loext:char-shading-value="0"/>
    </style:style>
    <style:style style:name="T99" style:family="text">
      <style:text-properties fo:color="#008c00"/>
    </style:style>
    <style:style style:name="T100" style:family="text">
      <style:text-properties style:use-window-font-color="true" style:font-name="DejaVu Sans Mono1" fo:background-color="#cccccc" loext:char-shading-value="0"/>
    </style:style>
    <style:style style:name="T101" style:family="text">
      <style:text-properties officeooo:rsid="007f8c31"/>
    </style:style>
    <style:style style:name="T102" style:family="text">
      <style:text-properties officeooo:rsid="0081349a"/>
    </style:style>
    <style:style style:name="T103" style:family="text">
      <style:text-properties officeooo:rsid="0081de20"/>
    </style:style>
    <style:style style:name="T104" style:family="text">
      <style:text-properties officeooo:rsid="00824a43"/>
    </style:style>
    <style:style style:name="T105" style:family="text">
      <style:text-properties style:font-name="DejaVu Sans Mono1" officeooo:rsid="007b4ec3"/>
    </style:style>
    <style:style style:name="T106" style:family="text">
      <style:text-properties style:font-name="DejaVu Sans Mono1" officeooo:rsid="007b4ec3" fo:background-color="#cccccc" loext:char-shading-value="0"/>
    </style:style>
    <style:style style:name="T107" style:family="text">
      <style:text-properties style:font-name="DejaVu Sans Mono1" officeooo:rsid="007b4ec3" fo:background-color="#cccccc" loext:char-shading-value="0"/>
    </style:style>
    <style:style style:name="T108" style:family="text">
      <style:text-properties officeooo:rsid="008529c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Title"/>
      <text:p text:style-name="Title"/>
      <text:p text:style-name="Title"/>
      <text:p text:style-name="Title">Implementieren einer funktionalen Programmiersprache für Mikrokontroller</text:p>
      <text:p text:style-name="P95">Facharbeit von Thomas Herzog</text:p>
      <text:h text:style-name="P90" text:outline-level="2">Motivation</text:h>
      <text:p text:style-name="P37">Vor einiger Zeit bin ich auf das Thema der funktionalen Programmierung aufmerksam geworden. Es war etwas komplett anderes als man gewohnt war.</text:p>
      <text:p text:style-name="P37">Schnell fand ich großes Interesse an der mathematischen Nähe, <text:span text:style-name="T54">den Closures</text:span><text:span text:style-name="T54"><text:note text:id="ftn1" text:note-class="footnote"><text:note-citation>1</text:note-citation><text:note-body><text:p text:style-name="P9">Closures sind nicht ausgeführte Funktionen die ihre bisherigen Parameter gespeichert haben.</text:p><text:p text:style-name="P9"><text:tab/>Siehe <text:a xlink:type="simple" xlink:href="http://gafter.blogspot.de/2007/01/definition-of-closures.html" text:style-name="Internet_20_link" text:visited-style-name="Visited_20_Internet_20_Link"><text:span text:style-name="T55">http://gafter.blogspot.de/2007/01/definition-of-closures.html</text:span></text:a></text:p></text:note-body></text:note></text:span> und den vielen Abstraktionsmöglichkeiten – es hat mein Denken beim Programmieren verändert.</text:p>
      <text:p text:style-name="P38">In der Mikrokontrollerprogrammierung dominiert das imperative Programmierp<text:span text:style-name="T2">aradigma</text:span>. <text:span text:style-name="T3">Da Mikrokontroller oft sehr maschinennah programmiert werden, spiegelt imperative Programmierung gut die sequentielle Abarbeitung von Befehlen dar, wie sie eine CPU ausführen würde.</text:span></text:p>
      <text:p text:style-name="P37">Ich sah das Projekt LambdaCan<text:note text:id="ftn2" text:note-class="footnote"><text:note-citation>2</text:note-citation><text:note-body><text:p text:style-name="P9"><text:a xlink:type="simple" xlink:href="http://alum.wpi.edu/~tfraser/Software/Arduino/lambdacan.html" text:style-name="Internet_20_link" text:visited-style-name="Visited_20_Internet_20_Link">http://alum.wpi.edu/~tfraser/Software/Arduino/lambdacan.html</text:a></text:p></text:note-body></text:note> – ein Lambdakalkül-<text:span text:style-name="T101">I</text:span>nterpreter für Mikrokontroller. Der komplizierteste Ausdruck den LambdaCan errechnen kann ist 11 + 12 = 23.</text:p>
      <text:p text:style-name="P37">Mein Ziel ist es nun, eine <text:span text:style-name="T57">funktionale </text:span>Programmiersprache zu entwickeln, die mindestens diesen Ausdruck errechnen kann, <text:span text:style-name="T57">sowie Closures und Lambdafunktionen unterstützt</text:span>.</text:p>
      <text:p text:style-name="P14">Die von mir designte Programmiersprache hat den Codenamen <text:span text:style-name="T4">beagle</text:span><text:span text:style-name="T25">. Der beagle-Kompiler ist in Haskell programmiert, einer rein funktionalen Sprache. Haskellkenntnisse sind </text:span><text:span text:style-name="T26">von Vorteil aber nicht notwendig. </text:span><text:span text:style-name="T27">Wenn keine Haskellkenntnisse vorhanden sind ist es vorteilhaft, der Syntax eine nicht </text:span><text:span text:style-name="T30">zu</text:span><text:span text:style-name="T27"> große Bedeutung zu geben</text:span><text:span text:style-name="T28">, </text:span><text:span text:style-name="T30">da sie für ungeübte Augen ablenkend wirken kann.</text:span></text:p>
      <text:p text:style-name="P39">Da sich imperatives Programmieren sehr bewehrt gemacht hat in diesem Teilgebiet der Informatik, ist diese Facharbeit eher als Forschungsarbeit zu sehen, wie gut sich funktionale Programmierung und Mikrokontrollertechnik vereinen lassen.</text:p>
      <text:h text:style-name="Heading_20_1" text:outline-level="1">Allgemeines</text:h>
      <text:p text:style-name="P40">Wenn man eine neue Programmiersprache entwickeln will, muss man diese gut durchplanen und designen. </text:p>
      <text:p text:style-name="P40">Das schönste Design <text:span text:style-name="T21">ist nutzlos</text:span> wenn es keine Möglichkeit gibt diese Sprache überhaupt anzuwenden. Es muss also ein Programm her, welches mit der neu erdachten Sprache arbeiten kann.</text:p>
      <text:p text:style-name="P40">Um dies zu erreichen muss ein Interpreter oder <text:bookmark-start text:name="__DdeLink__108_1832438018"/>K<text:bookmark-end text:name="__DdeLink__108_1832438018"/>ompiler programmiert werden.</text:p>
      <text:p text:style-name="P40">Ein Interpreter ließt die Sprache ein, verarbeitet sie und führt das Programm aus. Die Ausführung geschiet allerdings im Interpreter selbst. Meist gibt es einen großen Array, der den Speicher des auszuführenden Programmes darstellt und ein großes Switch-Case-Statement, welches die einzelnen Befehle auf diesen Array anwendet.<text:line-break/>Dies macht Interpretersprachen oft sehr flexibel, da sie sehr nah mit dem Interpreter arbeiten.</text:p>
      <text:p text:style-name="P40">Ein Kompiler arbeitet zunächst genau wie ein Interpreter. Der Quelltext muss eingelesen und vorbereitet werden um damit arbeiten zu können.<text:line-break/>Der entscheidene Unterschied ist die Ausführung des neuen Programmes. Der Kompiler erzeugt eine neue, meist Ausführbare Datei. </text:p>
      <text:p text:style-name="P40">Oft hört man in d<text:span text:style-name="T57">em</text:span> Teilgebiet <text:span text:style-name="T57">Kompilerbau</text:span> den Begriff <text:span text:style-name="T4">Transpiler</text:span>. Ein Transpiler generiert nicht <text:soft-page-break/>wie die meisten Kompiler Maschinencode, sondern ein Programm in einer anderen Programmiersprache.</text:p>
      <text:p text:style-name="P40">Da ein nicht assembliertes Assemblerprogramm auch als Quelltext in einer anderen Programmiersprache angesehen werden <text:span text:style-name="T36">kann </text:span>(welche in diesem Fall die Assemblersprache ist), <text:span text:style-name="T36">ist</text:span> <text:span text:style-name="T36">d</text:span>ie Unterscheidung zwischen Transpiler und Kompiler <text:span text:style-name="T57">oft </text:span>sehr schwammig.</text:p>
      <text:p text:style-name="P40">In dieser Facharbeit wird ein Transpiler programmiert, der ein C Programm generiert.</text:p>
      <text:p text:style-name="P40">Im Folgenden werden aufgrund der schwammigen Unterschiede zwischen Kompilern und Transpilern die beiden Begriffe <text:span text:style-name="T57">s</text:span>ynonym benutzt – im Endeffekt wird aus einer Quellsprache ein Zielprogramm generiert, egal ob man den Vorgang kompilieren oder transpil<text:span text:style-name="T57">ier</text:span>en nennt.</text:p>
      <text:p text:style-name="P12">Ein Kompiler läuft beim Bearbeiten der Inputdaten üblicherweise durch 3 Phasen:</text:p>
      <text:list xml:id="list2319580890138720980" text:style-name="L1">
        <text:list-item>
          <text:p text:style-name="P11">Frontend</text:p>
        </text:list-item>
        <text:list-item>
          <text:p text:style-name="P11">Middleend</text:p>
        </text:list-item>
        <text:list-item>
          <text:p text:style-name="P11">Backend</text:p>
        </text:list-item>
      </text:list>
      <text:p text:style-name="P12">Das Frontend beschäftigt sich mit dem Transformieren der Eingabe in Textform zu einem Format, das im Speicher des Rechners besser verarbeitet werden kann.</text:p>
      <text:p text:style-name="P12">Das Middleend arbeitet auf diesen vom Frontend generierten Strukturen und führt Transformationen und Optimierungen durch.</text:p>
      <text:p text:style-name="P12">Das Backend ist zuständig für die <text:span text:style-name="T60">G</text:span>enerierung von Bytecode, der dann in die gewünschte Zielsprache (Assembler, C, …) übersetzt werden kann.</text:p>
      <text:p text:style-name="P12">In den folgenden Kaptieln wird jede Phase einzeln erklärt und die Funktionsweise anhand von Codebeispielen gezeigt.</text:p>
      <text:h text:style-name="Heading_20_3" text:outline-level="3">Terminologie</text:h>
      <text:p text:style-name="P40">Da bei einem Kompiler / Transpiler <text:span text:style-name="T21">viele Programmiersprachen benutzt werden ist eine klare Unterscheidung dieser vorteilhaft.</text:span></text:p>
      <text:p text:style-name="P41">Um zwischen Transformationen und Vergleichen unterscheiden zu können, wird das Symbol <text:span text:style-name="T10">==</text:span><text:span text:style-name="T38"> für Vergleiche und das Symbol </text:span><text:span text:style-name="T10">--&gt;</text:span><text:span text:style-name="T38"> für Transformationen verwendet.</text:span></text:p>
      <text:p text:style-name="P14">Im <text:span text:style-name="T65">r</text:span>estlichen Dokument werden folgende Begriffe verwendet:</text:p>
      <text:list xml:id="list4956078312099534544" text:style-name="L2">
        <text:list-item>
          <text:p text:style-name="P13">Quellsprache</text:p>
          <text:list>
            <text:list-item>
              <text:p text:style-name="P13">Sprache, für die ein Kompiler programmiert wird. In diesem Fall <text:span text:style-name="T22">beagle.</text:span></text:p>
            </text:list-item>
          </text:list>
        </text:list-item>
        <text:list-item>
          <text:p text:style-name="P15">Zielsprache</text:p>
          <text:list>
            <text:list-item>
              <text:p text:style-name="P15">Sprache, die für die Generierung des endgültigen Programmes genutzt wird. In diesem Fall <text:span text:style-name="T22">C.</text:span></text:p>
            </text:list-item>
          </text:list>
        </text:list-item>
        <text:list-item>
          <text:p text:style-name="P15">Implementierungssprache</text:p>
          <text:list>
            <text:list-item>
              <text:p text:style-name="P15">Sprache, in der der Kompiler geschrieben wird. In diesem Fall<text:span text:style-name="T22"> Haskell.</text:span></text:p>
            </text:list-item>
          </text:list>
        </text:list-item>
      </text:list>
      <text:p text:style-name="P16"/>
      <text:h text:style-name="P92" text:outline-level="1">1. Frontend</text:h>
      <text:p text:style-name="P43">Das Frontend liest den Text der kompiliert werden soll ein und ist selbst meißt in 2 Phasen gegliedert:</text:p>
      <text:list xml:id="list5181482682160115300" text:style-name="L3">
        <text:list-item>
          <text:p text:style-name="P17">Lexerphase</text:p>
        </text:list-item>
        <text:list-item>
          <text:p text:style-name="P18">Parse<text:span text:style-name="T60">rphase</text:span></text:p>
        </text:list-item>
      </text:list>
      <text:h text:style-name="P87" text:outline-level="2">1.1 Lexer</text:h>
      <text:p text:style-name="P42">Beim <text:span text:style-name="T62">Lexen</text:span> wird der Text <text:span text:style-name="T6">in einzelne Tokens unterteilt. Gleichzeitig werden Zahlen in Werte umgewandelt (von dem String "42" zu dem Wert 42, mit dem gerechnet werden kann). Wenn folgende Tokenstruktur vorliegt</text:span></text:p>
      <text:p text:style-name="P99">data Token <text:span text:style-name="T82">=</text:span> Str <text:span text:style-name="T84">String</text:span> <text:s/><text:span text:style-name="T82">--</text:span> <text:span text:style-name="T84">String</text:span> Konstante</text:p>
      <text:p text:style-name="P109"><text:s text:c="11"/><text:span text:style-name="T83">|</text:span><text:span text:style-name="T52"> Id <text:s/></text:span><text:span text:style-name="T85">String</text:span><text:span text:style-name="T52"> <text:s/></text:span><text:span text:style-name="T83">--</text:span><text:span text:style-name="T52"> Namen </text:span><text:span text:style-name="T83">(</text:span><text:span text:style-name="T52">Identifier</text:span><text:span text:style-name="T83">)</text:span></text:p>
      <text:p text:style-name="P109"><text:s text:c="11"/><text:span text:style-name="T83">|</text:span><text:span text:style-name="T52"> ParanO <text:s text:c="5"/></text:span><text:span text:style-name="T83">--</text:span><text:span text:style-name="T52"> Klammer auf</text:span></text:p>
      <text:p text:style-name="P97"><text:span text:style-name="T67"><text:s text:c="11"/></text:span><text:span text:style-name="T70">|</text:span><text:span text:style-name="T68"> ParanC <text:s text:c="5"/></text:span><text:span text:style-name="T70">--</text:span><text:span text:style-name="T68"> Klammer zu</text:span></text:p>
      <text:p text:style-name="P44">ist zu erwarten, dass <text:span text:style-name="T20">folgendes gilt:</text:span></text:p>
      <text:p text:style-name="P99">tokenize <text:span text:style-name="T86">"</text:span><text:span text:style-name="T90">print(</text:span><text:span text:style-name="T92">\"</text:span><text:span text:style-name="T90">hello world.</text:span><text:span text:style-name="T92">\"</text:span><text:span text:style-name="T90">)</text:span><text:span text:style-name="T86">"</text:span> <text:span text:style-name="T82">--&gt;</text:span> <text:span text:style-name="T82">[</text:span>Id <text:span text:style-name="T86">"</text:span><text:span text:style-name="T90">print</text:span><text:span text:style-name="T86">"</text:span><text:span text:style-name="T82">,</text:span></text:p>
      <text:p text:style-name="P109"><text:s text:c="40"/><text:span text:style-name="T52">ParanO</text:span><text:span text:style-name="T83">,</text:span></text:p>
      <text:p text:style-name="P109"><text:s text:c="40"/><text:span text:style-name="T52">Str </text:span><text:span text:style-name="T87">"</text:span><text:span text:style-name="T91">hello world.</text:span><text:span text:style-name="T87">"</text:span><text:span text:style-name="T83">,</text:span></text:p>
      <text:p text:style-name="P97"><text:span text:style-name="T67"><text:s text:c="40"/></text:span><text:span text:style-name="T68">ParanC</text:span><text:span text:style-name="T70">]</text:span></text:p>
      <text:p text:style-name="P44">In meiner konkreten Implementierung wird das Lexing-Tool Alex<text:note text:id="ftn3" text:note-class="footnote"><text:note-citation>3</text:note-citation><text:note-body><text:p text:style-name="P1">Link zur <text:span text:style-name="T50">Alex-</text:span>Projektseite: <text:a xlink:type="simple" xlink:href="https://www.haskell.org/alex/" text:style-name="Internet_20_link" text:visited-style-name="Visited_20_Internet_20_Link">https://www.haskell.org/alex/</text:a></text:p></text:note-body></text:note> benutzt. Dieses Tool ermöglicht es, den lexikalischen Aufbau in Form von regulären Ausdrücken anzugeben. Aus diesen Ausdrücken wird dann eine Haskell-Quelldatei erzeugt. </text:p>
      <text:p text:style-name="Standard">Die Alex-Quelldatei ist <text:span text:style-name="T8">src/Lexer.x</text:span>.</text:p>
      <text:p text:style-name="P10"/>
      <text:p text:style-name="Standard">Aus der Alex-Datei wird eine Funk<text:bookmark-start text:name="__DdeLink__90_1832438018"/>tio<text:bookmark-end text:name="__DdeLink__90_1832438018"/>n <text:span text:style-name="T8">lexer :: String -&gt; [Token]</text:span><text:span text:style-name="T37"> generiert. Sie bekommt den Quelltext, der tokenized werden soll, als Parameter übergeben und gibt eine Liste der Tokens zurück.</text:span></text:p>
      <text:h text:style-name="P87" text:outline-level="2">1.2 Parser</text:h>
      <text:p text:style-name="P45">Ein Parser ließt eine Liste aus Tokens ein und gibt einen Syntax-Baum (auch Abstrakter Syntax Baum genannt. engl. Abstract Syntax Tree → AST) zurück.</text:p>
      <text:p text:style-name="P45">Er erarbeitet also die syntaxtische Analyse des Quellcodes.</text:p>
      <text:p text:style-name="P46">Die Struktur des zu kompilierenden Quelltextes wird über den AST dargestellt. <text:span text:style-name="T18">Der Syntaxbaum wird durch einen algebraischen Datentyp definiert. Der wichtigste Datentyp ist der eines Ausdrucks.</text:span></text:p>
      <text:p text:style-name="P100">data Expr <text:span text:style-name="T82">=</text:span> If Expr Expr Expr</text:p>
      <text:p text:style-name="P109"><text:s text:c="10"/><text:span text:style-name="T83">|</text:span><text:span text:style-name="T52"> Op </text:span><text:span text:style-name="T85">String</text:span><text:span text:style-name="T52"> Expr Expr </text:span><text:span text:style-name="T83">--</text:span><text:span text:style-name="T52"> Binäre Operatoren</text:span></text:p>
      <text:p text:style-name="P109"><text:s text:c="10"/><text:span text:style-name="T83">|</text:span><text:span text:style-name="T52"> Lit Word64 <text:s text:c="9"/></text:span><text:span text:style-name="T83">--</text:span><text:span text:style-name="T52"> Zahlen</text:span></text:p>
      <text:p text:style-name="P109"><text:s text:c="10"/><text:span text:style-name="T83">|</text:span><text:span text:style-name="T52"> Str </text:span><text:span text:style-name="T85">String</text:span></text:p>
      <text:p text:style-name="P109"><text:soft-page-break/><text:s text:c="10"/><text:span text:style-name="T83">|</text:span><text:span text:style-name="T52"> BoolConst Bool</text:span></text:p>
      <text:p text:style-name="P109"><text:s text:c="10"/><text:span text:style-name="T83">|</text:span><text:span text:style-name="T52"> </text:span><text:span text:style-name="T85">Var</text:span><text:span text:style-name="T52"> Name</text:span></text:p>
      <text:p text:style-name="P109"><text:s text:c="10"/><text:span text:style-name="T83">|</text:span><text:span text:style-name="T52"> Lam Name Type Expr <text:s/></text:span><text:span text:style-name="T83">--</text:span><text:span text:style-name="T52"> Lambdafunktion</text:span></text:p>
      <text:p text:style-name="P109"><text:s text:c="10"/><text:span text:style-name="T83">|</text:span><text:span text:style-name="T52"> Funcall Expr </text:span><text:span text:style-name="T83">[</text:span><text:span text:style-name="T52">Expr</text:span><text:span text:style-name="T83">]</text:span><text:span text:style-name="T52"> </text:span><text:span text:style-name="T83">--</text:span><text:span text:style-name="T52"> Funktionsaufruf</text:span></text:p>
      <text:p text:style-name="P109"><text:s text:c="10"/><text:span text:style-name="T83">|</text:span><text:span text:style-name="T52"> Let Name Expr Expr</text:span></text:p>
      <text:p text:style-name="P97"><text:span text:style-name="T67"><text:s text:c="10"/></text:span><text:span text:style-name="T70">|</text:span><text:span text:style-name="T68"> Block </text:span><text:span text:style-name="T70">[</text:span><text:span text:style-name="T68">Expr</text:span><text:span text:style-name="T70">]</text:span><text:span text:style-name="T68"> <text:s text:c="7"/></text:span><text:span text:style-name="T70">--</text:span><text:span text:style-name="T68"> Sequenz von Ausdrücken</text:span></text:p>
      <text:p text:style-name="P47">Um diesen herum wird der entgültige <text:span text:style-name="T8">Toplevel</text:span> Datentyp definiert, der eine Globale Definition darstellt (Funktionen / Variablen).</text:p>
      <text:p text:style-name="P45">Es gibt viele Möglichkeiten einen Parser zu implementieren. Wenn man einen Parser per Hand programmiert gibt es verschiedene Ansätze, zum Beispiel Top-Down-Parsing oder Bottom-Up-Parsing.</text:p>
      <text:p text:style-name="P45">Bei vielen und komplexeren Syntaxregeln ist es empfehlenswert einen Parsergenerator zu verwenden. Ein solcher nimmt, ähnlich wie das Lexing-Tool Alex, eine Liste von Regeln entgegen und erzeugt daraus den entsprechenden Quellcode <text:span text:style-name="T33">in der Implementierungssprache</text:span>.</text:p>
      <text:p text:style-name="P45"><text:bookmark-start text:name="__DdeLink__92_1832438018"/>Ich benutze das Tool Happy<text:note text:id="ftn4" text:note-class="footnote"><text:note-citation>4</text:note-citation><text:note-body><text:p text:style-name="P2">Link zur Happy-Projektseite: <text:a xlink:type="simple" xlink:href="https://www.haskell.org/happy/" text:style-name="Internet_20_link" text:visited-style-name="Visited_20_Internet_20_Link">https://www.haskell.org/happy/</text:a></text:p></text:note-body></text:note>, welches mit BNF-ähnlicher Syntax arbeitet und zur Kompilierungszeit des Kompilers den passenden Parsercode generiert.<text:bookmark-end text:name="__DdeLink__92_1832438018"/> <text:span text:style-name="T19">Die Happy-Quelldatei ist </text:span><text:span text:style-name="T9">src/Parser.y</text:span><text:span text:style-name="T19">.</text:span></text:p>
      <text:p text:style-name="P48">Die Syntax von beagle in <text:span text:style-name="T66">Wirth Syntax Notation</text:span></text:p>
      <text:p text:style-name="P112"><text:span text:style-name="T80">toplevel</text:span> <text:s text:c="3"/>= { (<text:span text:style-name="T80">functiondef</text:span> | <text:span text:style-name="T80">vardef</text:span>) } .</text:p>
      <text:p text:style-name="P113"><text:span text:style-name="T79">functiondef</text:span> = <text:span text:style-name="T79">name</text:span> <text:span text:style-name="T81">"("</text:span> <text:span text:style-name="T79">param</text:span> { <text:span text:style-name="T81">","</text:span> <text:span text:style-name="T79">param</text:span>} <text:span text:style-name="T81">")"</text:span> <text:span text:style-name="T81">":"</text:span> <text:span text:style-name="T79">type</text:span> <text:span text:style-name="T81">"="</text:span> <text:span text:style-name="T79">expr</text:span> <text:span text:style-name="T81">";" </text:span>.</text:p>
      <text:p text:style-name="P113"><text:span text:style-name="T79">vardef</text:span> <text:s text:c="5"/>= <text:span text:style-name="T79">name</text:span> <text:s text:c="27"/><text:span text:style-name="T81">":"</text:span> <text:span text:style-name="T79">type</text:span> <text:span text:style-name="T81">"="</text:span> <text:span text:style-name="T79">expr</text:span> <text:span text:style-name="T81">";"</text:span> .</text:p>
      <text:p text:style-name="P114"><text:span text:style-name="T79">param</text:span> <text:s text:c="6"/>= <text:span text:style-name="T79">name</text:span> <text:span text:style-name="T81">":"</text:span> <text:span text:style-name="T79">type</text:span></text:p>
      <text:p text:style-name="P113"/>
      <text:p text:style-name="P113"><text:span text:style-name="T79">expr</text:span> = <text:span text:style-name="T81">"if"</text:span> <text:span text:style-name="T81">"("</text:span> <text:span text:style-name="T79">expr</text:span> <text:span text:style-name="T81">")"</text:span> <text:span text:style-name="T79">expr</text:span> <text:span text:style-name="T81">"else"</text:span> <text:span text:style-name="T79">expr</text:span></text:p>
      <text:p text:style-name="P113"><text:s text:c="5"/>| <text:span text:style-name="T81">"let"</text:span> <text:span text:style-name="T79">name</text:span> <text:span text:style-name="T81">"="</text:span> <text:span text:style-name="T79">expr</text:span> <text:span text:style-name="T81">"in"</text:span> <text:span text:style-name="T79">expr</text:span></text:p>
      <text:p text:style-name="P113"><text:s text:c="5"/>| <text:span text:style-name="T81">"{"</text:span> { <text:span text:style-name="T79">expr</text:span> <text:span text:style-name="T81">";"</text:span> } <text:span text:style-name="T81">"}"</text:span></text:p>
      <text:p text:style-name="P113"><text:s text:c="5"/>| <text:span text:style-name="T79">expr</text:span> <text:span text:style-name="T79">operator</text:span> <text:span text:style-name="T79">expr</text:span></text:p>
      <text:p text:style-name="P113"><text:s text:c="5"/>| <text:span text:style-name="T79">factor</text:span></text:p>
      <text:p text:style-name="P113"/>
      <text:p text:style-name="P113"><text:span text:style-name="T79">factor</text:span> = <text:span text:style-name="T79">expr</text:span> <text:span text:style-name="T81">"("</text:span> <text:span text:style-name="T79">expr</text:span> { <text:span text:style-name="T81">","</text:span> <text:span text:style-name="T79">expr</text:span> } <text:span text:style-name="T81">")"</text:span></text:p>
      <text:p text:style-name="P113"><text:s text:c="7"/>| <text:span text:style-name="T79">number</text:span></text:p>
      <text:p text:style-name="P113"><text:s text:c="7"/>| <text:span text:style-name="T79">string</text:span></text:p>
      <text:p text:style-name="P113"><text:s text:c="7"/>| <text:span text:style-name="T81">"\"</text:span> <text:span text:style-name="T81">"("</text:span> <text:span text:style-name="T79">name</text:span> <text:span text:style-name="T81">":"</text:span> <text:span text:style-name="T79">type</text:span> <text:span text:style-name="T81">")"</text:span> <text:span text:style-name="T81">"-&gt;"</text:span> <text:span text:style-name="T79">expr</text:span></text:p>
      <text:p text:style-name="P113"><text:s text:c="7"/>| <text:span text:style-name="T81">"true"</text:span></text:p>
      <text:p text:style-name="P113"><text:s text:c="7"/>| <text:span text:style-name="T81">"false"</text:span></text:p>
      <text:p text:style-name="P113"><text:s text:c="7"/>| <text:span text:style-name="T79">name</text:span></text:p>
      <text:p text:style-name="P113"><text:s text:c="7"/>| <text:span text:style-name="T81">"("</text:span> <text:span text:style-name="T79">expr</text:span> <text:span text:style-name="T81">")"</text:span></text:p>
      <text:p text:style-name="P113"/>
      <text:p text:style-name="P114"><text:span text:style-name="T79">type</text:span> = <text:span text:style-name="T79">name</text:span></text:p>
      <text:p text:style-name="P114"><text:s text:c="5"/>| <text:span text:style-name="T79">type</text:span> <text:span text:style-name="T81">"-&gt;"</text:span> <text:span text:style-name="T79">type</text:span></text:p>
      <text:p text:style-name="P114"><text:s text:c="5"/>| <text:span text:style-name="T81">"("</text:span> <text:span text:style-name="T79">type</text:span> <text:span text:style-name="T81">")"</text:span></text:p>
      <text:p text:style-name="P47">Die generierte Parsefunktion hat folgenden Typ: <text:span text:style-name="T8">[Token] -&gt; Either String [Toplevel]</text:span>. Das ein <text:span text:style-name="T8">Either String [Toplevel]</text:span> zurückgegeben wird spiegelt die Möglichkeit eines Syntaxfehlers wieder.</text:p>
      <text:p text:style-name="P19">Mit dem Parsen ist die Phase des Frontends beendet und die Liste aus Definitionen wird im Middleend weiter verarbeitet.</text:p>
      <text:h text:style-name="P93" text:outline-level="1">2. Middleend</text:h>
      <text:p text:style-name="P22">Das Middleend hat für diesen Kompiler folgende Aufgaben:</text:p>
      <text:list xml:id="list7555326127117614364" text:style-name="L4">
        <text:list-item>
          <text:p text:style-name="P21"><text:bookmark-start text:name="__DdeLink__102_1832438018"/>Syntaktischen Zucker entfernen<text:bookmark-end text:name="__DdeLink__102_1832438018"/></text:p>
        </text:list-item>
        <text:list-item>
          <text:p text:style-name="P21"><text:bookmark-start text:name="__DdeLink__104_1832438018"/>Typsicherheit gewährleisten<text:bookmark-end text:name="__DdeLink__104_1832438018"/></text:p>
        </text:list-item>
        <text:list-item>
          <text:p text:style-name="P20"><text:span text:style-name="T20">Den AST in ein </text:span><text:bookmark-start text:name="__DdeLink__106_1832438018"/><text:span text:style-name="T20">Superkombinatorprogramm</text:span><text:bookmark-end text:name="__DdeLink__106_1832438018"/><text:span text:style-name="T20"> transformieren</text:span></text:p>
        </text:list-item>
      </text:list>
      <text:h text:style-name="P88" text:outline-level="2">2.1 Syntaktischen Zucker entfernen</text:h>
      <text:p text:style-name="P49">Syntaktischer Zucker beschreibt Syntaxregeln, die durch andere ersetzt werden können. Sie dienen meißt nur zu einer <text:span text:style-name="T41">V</text:span>erbesserung der Leserlichkeit. </text:p>
      <text:p text:style-name="P40">Bei dem Definieren von Funktionen <text:span text:style-name="T21">gibt es in der Quellsprache syntaktischen Zucker.</text:span></text:p>
      <text:p text:style-name="P14">Zum Beispiel sind folgende <text:span text:style-name="T57">Funktionen</text:span> equivalent:</text:p>
      <text:p text:style-name="P115">f(x : num) : num = x + 2;</text:p>
      <text:p text:style-name="Code"/>
      <text:p text:style-name="Code"><text:span text:style-name="T57">g</text:span> : num -&gt; num = \(x : num) -&gt; x + 2;</text:p>
      <text:p text:style-name="P14">Unter anderem sind binäre Operatoren nur syntaktischer Zucker für <text:span text:style-name="T31">F</text:span>unktionsaufrufe:</text:p>
      <text:p text:style-name="Code">x + 2 --<text:span text:style-name="T63">&gt; (</text:span>$__add__$(x)<text:span text:style-name="T31">)</text:span>(2)</text:p>
      <text:p text:style-name="P50">Der name <text:span text:style-name="T10">$__add__$</text:span> ist laut lexikalischen Regeln kein gültiger Bezeichner und kann deshalb nur vom Kompiler selbst generiert werden.</text:p>
      <text:p text:style-name="P50">Zudem werden Funktionen mit mehreren Parametern gecurried. <text:span text:style-name="T32">Dies bedeutet, dass eine Funktion die mehrere Parameter bekommt in eine Reihe von Funktionen umgewandelt wird, die jeweils nur einen Parameter bekommen.</text:span><text:span text:style-name="T32"><text:note text:id="ftn5" text:note-class="footnote"><text:note-citation>5</text:note-citation><text:note-body><text:p text:style-name="P3"><text:span text:style-name="T32">Erläuterung mithilfe des Lambdakalküls und</text:span><text:bookmark text:name="firstHeading"/><text:span text:style-name="T32"> Kategorientheorie: </text:span><text:a xlink:type="simple" xlink:href="https://ncatlab.org/nlab/show/currying" text:style-name="Internet_20_link" text:visited-style-name="Visited_20_Internet_20_Link"><text:span text:style-name="T32">https://ncatlab.org/nlab/show/currying</text:span></text:a></text:p></text:note-body></text:note></text:span></text:p>
      <text:p text:style-name="P116">add(a : num, b : num) : num = a + b;</text:p>
      <text:p text:style-name="P51">ist equivalent zu</text:p>
      <text:p text:style-name="P116">add : num -&gt; num -&gt; num = \(a : num) -&gt; \(b : num) -&gt; a + b;</text:p>
      <text:p text:style-name="P51">Wie man sehen kann wird jede Funktion in eine oder mehrere Lambdafunktionen umtransformiert. Dies ist sehr praktisch für den Typchecker, da nicht zwischen Funktionen und Variablen unterschieden werden muss. (Siehe 2.2)</text:p>
      <text:p text:style-name="P51"/>
      <text:h text:style-name="P88" text:outline-level="2">2.2 Typsicherheit gewährleisten</text:h>
      <text:p text:style-name="P51"><text:span text:style-name="T22">beagle</text:span> ist eine statisch typisierte Sprache, was bedeutet, dass zur Kompilierungszeit für jeden Ausdruck ein passender Typ gefunden werden kann.</text:p>
      <text:p text:style-name="P51">Das Gegenstück zur statischen Typisierung ist die dynamische Typisierung. Bei dieser Technik sind Typen nur zur Laufzeit existent. Das heißt auch, dass Typfehler erst zur Laufzeit entdeckt werden <text:soft-page-break/>können.</text:p>
      <text:p text:style-name="P52">Keine der beiden Typisierungsformen ist besser als die andere, die Unterschiede liegen in der Philosophie: Bei dynamischen Sprachen will man oft einfach etwas programmieren (<text:span text:style-name="T102">„</text:span>quick and dirty”) wobei man bei statisch typisierten Sprachen Wert auf weniger Fehler zur Laufzeit <text:span text:style-name="T63">legt</text:span>.<text:note text:id="ftn6" text:note-class="footnote"><text:note-citation>6</text:note-citation><text:note-body><text:p text:style-name="P4">Artikel über Unterschiede in Typsystemen: <text:a xlink:type="simple" xlink:href="http://www.lispcast.com/static-vs-dynamic-typing" text:style-name="Internet_20_link" text:visited-style-name="Visited_20_Internet_20_Link">http://www.lispcast.com/static-vs-dynamic-typing</text:a></text:p></text:note-body></text:note></text:p>
      <text:p text:style-name="P51">Im beagle-Kompiler sind die Typen für die binären Operatoren und vordefinierte<text:span text:style-name="T63">n</text:span> Funktionen und Variablen enthalten (<text:span text:style-name="T10">defaultTypes</text:span> in <text:span text:style-name="T14">src/C</text:span><text:span text:style-name="T10">odecheck.hs</text:span>).</text:p>
      <text:p text:style-name="P51">Das Typsystem in <text:span text:style-name="T22">beagle</text:span> ist ein sehr einfaches. Es gibt keine Polymorphie und keine nutzerdefinierten Datentypen, wobei die Implementierung dieser Elemente nur den <text:span text:style-name="T63">Parser, </text:span>Typchecker <text:span text:style-name="T63">und Bytecodekompiler</text:span> betreffen würden.</text:p>
      <text:p text:style-name="P53">Ein Thema über welches es sich zu reden lohnt ist <text:span text:style-name="T4">Typinferenz</text:span>. In <text:span text:style-name="T22">beagle</text:span> müssen die Typen von Parametern und bei globalen Funktionen auch die Typen der Rückgabewerte explizit erwähnt werden.</text:p>
      <text:p text:style-name="P117">test(a : num) : num -&gt; num = \(b : num) -&gt; a;</text:p>
      <text:p text:style-name="P53">Wenn die Typen etwas komplizierter werden wird der Code schnell unübersichtlich. In einigen Sprachen kann deshalb auf das explizite schreiben der Typen verzichtet werden – der Kompiler errechnet die Typen selbst. Dies ist aufwändig zu implementieren, erleichtert aber das Programmieren in der Quellsprache erheblich. Die oben dargestellte Funktion würde in einer Sprache mit Typinferenz so aussehen:</text:p>
      <text:p text:style-name="P117">test(a) = \b -&gt; a;</text:p>
      <text:p text:style-name="P53">Wenn das Typsystem polymorphe Typen unterstützt wird der Typ dieser Funktion sogar noch genereller: <text:span text:style-name="T10">a -&gt; b -&gt; a</text:span> – <text:span text:style-name="T63">d</text:span>ie Funktion die den zweiten Parameter ignoriert und den ersten zurückgibt.</text:p>
      <text:p text:style-name="P53">Haskell arbeitet mit Typinferenz und einer Erweiterung eines sogenannten Hindley-Milner Typsystems. Hindley und Milner <text:span text:style-name="T34">waren logiker und haben ein Typsystem für ein erweitertes Lambdakalkül entwickelt</text:span><text:span text:style-name="T34"><text:note text:id="ftn7" text:note-class="footnote"><text:note-citation>7</text:note-citation><text:note-body><text:p text:style-name="P5">Hindley-Milner, MIT Notizen: <text:a xlink:type="simple" xlink:href="http://ocw.mit.edu/courses/electrical-engineering-and-computer-science/6-827-multithreaded-parallelism-languages-and-compilers-fall-2002/lecture-notes/L06HindleyMilnerPrint.pdf" text:style-name="Internet_20_link" text:visited-style-name="Visited_20_Internet_20_Link">http://ocw.mit.edu/courses/electrical-engineering-and-computer-science/6-827-multithreaded-parallelism-languages-and-compilers-fall-2002/lecture-notes/L06HindleyMilnerPrint.pdf</text:a></text:p></text:note-body></text:note></text:span><text:span text:style-name="T34">. Da die Implementierung eines Hindley-Milner Typystems sehr aufwändig ist, wird bei dem beagle-Kompiler auf polymorphe Typen und Inferenz verzichtet.</text:span></text:p>
      <text:p text:style-name="P54">Das Kernstück des Typcheckers <text:span text:style-name="T35">ist die Funktion </text:span><text:span text:style-name="T13">getType</text:span><text:span text:style-name="T35"> in </text:span><text:span text:style-name="T14">src/C</text:span><text:span text:style-name="T13">odecheck.hs.</text:span></text:p>
      <text:p text:style-name="Text_20_body"><text:span text:style-name="T10">getType</text:span> gibt den Typ eines Ausdruck<text:span text:style-name="T40">e</text:span>s oder einen Typfehler zurück. <text:span text:style-name="T40">Für Zahlen, Bool'sche Werte und Stringkonstanten ist dies sehr trivial – der Typ ist bereits bekannt.</text:span></text:p>
      <text:p text:style-name="P101">getType <text:span text:style-name="T94">::</text:span> TypeEnv <text:span text:style-name="T82">-&gt;</text:span> CoreExpr <text:span text:style-name="T82">-&gt;</text:span> Either <text:span text:style-name="T84">String</text:span> Type</text:p>
      <text:p text:style-name="P107">getType te e <text:span text:style-name="T82">=</text:span> <text:span text:style-name="T89">case </text:span><text:span text:style-name="T96">e of</text:span></text:p>
      <text:p text:style-name="P111"/>
      <text:p text:style-name="P109"><text:span text:style-name="T98"><text:s text:c="4"/></text:span><text:span text:style-name="T97">CLit _ </text:span><text:span text:style-name="T83">-&gt;</text:span><text:span text:style-name="T97"> pure $ TyName </text:span><text:span text:style-name="T87">"</text:span><text:span text:style-name="T91">num</text:span><text:span text:style-name="T87">"</text:span></text:p>
      <text:p text:style-name="P111"/>
      <text:p text:style-name="P109"><text:span text:style-name="T97"><text:s text:c="4"/>CStr _ </text:span><text:span text:style-name="T83">-&gt;</text:span><text:span text:style-name="T97"> pure $ TyName </text:span><text:span text:style-name="T87">"</text:span><text:span text:style-name="T91">str</text:span><text:span text:style-name="T87">"</text:span></text:p>
      <text:p text:style-name="P111"/>
      <text:p text:style-name="P97"><text:span text:style-name="T71"><text:s text:c="4"/>CBool _ </text:span><text:span text:style-name="T70">-&gt;</text:span><text:span text:style-name="T71"> pure $ TyName </text:span><text:span text:style-name="T72">"</text:span><text:span text:style-name="T74">bool</text:span><text:span text:style-name="T72">"</text:span></text:p>
      <text:p text:style-name="P55">Bei Funktionsaufrufen wird verglichen, ob der aufzurufende Wert überhaupt eine Funktion ist und anschließend ob der Typ des Parameters mit dem gegebenen Argument übereinstimmt.</text:p>
      <text:p text:style-name="P102"><text:soft-page-break/>CApp l r <text:span text:style-name="T82">-&gt;</text:span> <text:span text:style-name="T89">do</text:span></text:p>
      <text:p text:style-name="P109"><text:s text:c="8"/><text:span text:style-name="T52">l' </text:span><text:span text:style-name="T83">&lt;-</text:span><text:span text:style-name="T52"> getType te l</text:span></text:p>
      <text:p text:style-name="P109"><text:s text:c="8"/><text:span text:style-name="T52">r' </text:span><text:span text:style-name="T83">&lt;-</text:span><text:span text:style-name="T52"> getType te r</text:span></text:p>
      <text:p text:style-name="P109"><text:s text:c="8"/><text:span text:style-name="T88">case </text:span><text:span text:style-name="T97">l' of</text:span></text:p>
      <text:p text:style-name="P109"><text:span text:style-name="T97"><text:s text:c="12"/>TyFun tx te </text:span><text:span text:style-name="T83">|</text:span><text:span text:style-name="T97"> tx </text:span><text:span text:style-name="T83">==</text:span><text:span text:style-name="T97"> r' </text:span><text:span text:style-name="T83">-&gt;</text:span><text:span text:style-name="T97"> pure te</text:span></text:p>
      <text:p text:style-name="P109"><text:span text:style-name="T97"><text:s text:c="12"/>_ <text:s text:c="21"/></text:span><text:span text:style-name="T83">-&gt;</text:span><text:span text:style-name="T97"> fail $ </text:span><text:span text:style-name="T87">"</text:span><text:span text:style-name="T91">Cannot call</text:span><text:span text:style-name="T93">\n</text:span><text:span text:style-name="T91"> <text:s text:c="4"/></text:span><text:span text:style-name="T87">"</text:span><text:span text:style-name="T97"> </text:span><text:span text:style-name="T83">++</text:span><text:span text:style-name="T97"> show l'</text:span></text:p>
      <text:p text:style-name="P97"><text:span text:style-name="T71"><text:s text:c="42"/></text:span><text:span text:style-name="T70">++</text:span><text:span text:style-name="T71"> </text:span><text:span text:style-name="T72">"</text:span><text:span text:style-name="T75">\n</text:span><text:span text:style-name="T74">with </text:span><text:span text:style-name="T72">"</text:span><text:span text:style-name="T71"> </text:span><text:span text:style-name="T70">++</text:span><text:span text:style-name="T71"> show r'</text:span></text:p>
      <text:p text:style-name="P56">Gibt die Funktion einen Fehler zurück, wird die Kompilierung abgebrochen.</text:p>
      <text:h text:style-name="Heading_20_2" text:outline-level="2">2.3 <text:s/>Superkombinatorprogramm erzeugen</text:h>
      <text:p text:style-name="P57">Die Form des Codes mit all seinen Lambdafunktionen ist für eine Übersetzung in C oder Maschinencode nicht gut geeignet.</text:p>
      <text:p text:style-name="P57">Optimal wäre es, wenn man eine Funktion in beagle zu einer Funktion in C kompilieren könnte.</text:p>
      <text:p text:style-name="P57">Glücklicherweise gibt es ein Verfahren mit dem man genau dies erreicht – Lambdafunktionen in globale Funktionen umwandeln. Ein solches Programm nennt sich dann <text:s/><text:span text:style-name="T4">Superkombinatorprogramm</text:span><text:span text:style-name="T25">, da es aus Superkombinatoren besteht. </text:span><text:span text:style-name="T29">Dieses Verfahren nennt sich </text:span><text:span text:style-name="T5">Lambdaliften</text:span><text:span text:style-name="T29">.</text:span></text:p>
      <text:p text:style-name="P58">Ein Superkombinator ist eine Funktion, <text:span text:style-name="T44">die n Parameter hat und</text:span> keine freien Variablen beinhaltet.<text:note text:id="ftn8" text:note-class="footnote"><text:note-citation>8</text:note-citation><text:note-body><text:p text:style-name="P6"><text:a xlink:type="simple" xlink:href="https://research.microsoft.com/en-us/um/people/simonpj/papers/slpj-book-1987/PAGES/223.HTM" text:style-name="Internet_20_link" text:visited-style-name="Visited_20_Internet_20_Link">https://research.microsoft.com/en-us/um/people/simonpj/papers/slpj-book-1987/PAGES/223.HTM</text:a></text:p></text:note-body></text:note></text:p>
      <text:p text:style-name="P58">Ein Kombinator ist ein Ausdruck, der keine freien Variablen beinhaltet, <text:span text:style-name="T42">somit ist ein </text:span>Superkombinator <text:span text:style-name="T42">nur</text:span> eine <text:span text:style-name="T63">S</text:span>pezialisierung eines Kombinators<text:span text:style-name="T42">.</text:span><text:note text:id="ftn9" text:note-class="footnote"><text:note-citation>9</text:note-citation><text:note-body><text:p text:style-name="P6"><text:a xlink:type="simple" xlink:href="https://research.microsoft.com/en-us/um/people/simonpj/papers/slpj-book-1987/PAGES/224.HTM" text:style-name="Internet_20_link" text:visited-style-name="Visited_20_Internet_20_Link">https://research.microsoft.com/en-us/um/people/simonpj/papers/slpj-book-1987/PAGES/224.HTM</text:a></text:p></text:note-body></text:note></text:p>
      <text:p text:style-name="P59">Somit stellt sich die Frage, was <text:span text:style-name="T43">freie Variablen sind.</text:span></text:p>
      <text:p text:style-name="P60">Eine Variable ist frei, wenn sie nicht durch eine Lambdafunktion oder ein <text:span text:style-name="T10">let</text:span>-konstrukt eingefürt wurde.</text:p>
      <text:p text:style-name="P61">Beispiele:</text:p>
      <text:p text:style-name="P61">Gebundene Variablen</text:p>
      <text:p text:style-name="P118">\(x : num) -&gt; let y = 3 in x + y</text:p>
      <text:p text:style-name="P61">Freie Variablen</text:p>
      <text:p text:style-name="P118">\(x : num) -&gt; y;</text:p>
      <text:p text:style-name="P118">let test = 1337 in <text:span text:style-name="T61">b</text:span>;</text:p>
      <text:p text:style-name="P65">Da beagle mit Currying arbeitet, werden viele Lambdafunktionen vom Kompiler generiert (welche auch freie Variablen beinhalten können).</text:p>
      <text:p text:style-name="P61">Beispiel für Lambdafunktionen mit freien Variablen:</text:p>
      <text:p text:style-name="P118">let add = \(a : num) -&gt; \(b : num) -&gt; a + b in add(2, 3);</text:p>
      <text:p text:style-name="P65">In diesem Fall ist die Variable <text:span text:style-name="T10">a</text:span> in der inneren Lambdafunktion <text:span text:style-name="T22">frei</text:span>.</text:p>
      <text:p text:style-name="P65">Wie transformiert man nun so einen Ausdruck so, dass er keine freien Variablen mehr enthält?</text:p>
      <text:p text:style-name="P65"><text:soft-page-break/>Da Superkombinatoren per Definition n Parameter besitzen, können diese beiden Lambdafunktionen zu einem <text:span text:style-name="T63">Super</text:span>ombinator um<text:span text:style-name="T60">ge</text:span>wandel<text:span text:style-name="T60">t werden</text:span> – ein<text:span text:style-name="T63">er</text:span>, der <text:span text:style-name="T100">a</text:span> <text:span text:style-name="T4">und</text:span> <text:span text:style-name="T10">b</text:span> als Parameter bekommt. <text:span text:style-name="T60">S</text:span>o ist <text:span text:style-name="T10">a</text:span> nicht mehr frei.</text:p>
      <text:p text:style-name="P65">Wenn die Ausdrücke etwas komplizierter sind, werden die freien Variablen einfach als zusätzliche Parameter an die Funktion übergeben.</text:p>
      <text:p text:style-name="P119">const(a : num) : num -&gt; num = </text:p>
      <text:p text:style-name="P119"><text:s text:c="8"/>let f = \(b : num) -&gt; a // a ist hier frei.</text:p>
      <text:p text:style-name="P119"><text:s text:c="8"/>in f;</text:p>
      <text:p text:style-name="P66">Durch die Transformation entstehen folgende Superkombinatoren:</text:p>
      <text:p text:style-name="P119">const(a : num) : num -&gt; num =</text:p>
      <text:p text:style-name="P119"><text:s text:c="8"/>let f = $1(a) // $1 ist die Lambdafunktion. a wird übergeben, damit a in </text:p>
      <text:p text:style-name="P119"><text:s text:c="22"/>// dem Superkombinator <text:span text:style-name="T63">bekannt</text:span> ist.</text:p>
      <text:p text:style-name="P119"><text:s text:c="8"/>in f;</text:p>
      <text:p text:style-name="P119"/>
      <text:p text:style-name="P119">$1(a : num, b : num) : num = b; // a ist die freie Variable, die zum Parameter</text:p>
      <text:p text:style-name="P119"><text:s text:c="32"/>// wurde</text:p>
      <text:p text:style-name="P64">Diese neu erstellten Superkombinatoren sind nun unsere <text:span text:style-name="T102">„</text:span>globalen” Funktionen, die wir zur Codegenerierung benutzen.</text:p>
      <text:p text:style-name="P85"><text:span text:style-name="T44">Das Buch „The implementation of functional programming languages” von Simon Peyton Jones erklärt diesen Prozess genauer in Kapitel 13.</text:span><text:span text:style-name="T44"><text:note text:id="ftn10" text:note-class="footnote"><text:note-citation>10</text:note-citation><text:note-body><text:p text:style-name="P7"><text:a xlink:type="simple" xlink:href="https://research.microsoft.com/en-us/um/people/simonpj/papers/slpj-book-1987/PAGES/220.HTM" text:style-name="Internet_20_link" text:visited-style-name="Visited_20_Internet_20_Link">https://research.microsoft.com/en-us/um/people/simonpj/papers/slpj-book-1987/PAGES/220.HTM</text:a></text:p></text:note-body></text:note></text:span></text:p>
      <text:h text:style-name="P94" text:outline-level="1">3. <text:span text:style-name="T1">Backend</text:span></text:h>
      <text:p text:style-name="P24">Die dritte und letzte Phase des Kompilers ist einzig und allein für die Erstellung des Codes in der Zielsprache zuständig.</text:p>
      <text:p text:style-name="P24">Das Backend wird ebenfalls in mehrere Phasen unterteilt:</text:p>
      <text:list xml:id="list7460071820437120824" text:style-name="L5">
        <text:list-item>
          <text:p text:style-name="P23">Kompilieren zu Bytecode</text:p>
        </text:list-item>
        <text:list-item>
          <text:p text:style-name="P25">Bytecode optimieren</text:p>
        </text:list-item>
        <text:list-item>
          <text:p text:style-name="P23">Generieren von C Code</text:p>
        </text:list-item>
      </text:list>
      <text:h text:style-name="Heading_20_2" text:outline-level="2">3.1 Kompilieren zu Bytecode</text:h>
      <text:p text:style-name="P24">Im Kompilerbau ist es oft üblich vom AST erst in einen Zwischencode, den Bytecode, zu kompilieren. Dieser Bytecode ist oft abstrakter als konkreter Maschinencode und bietet oft noch Möglichkeiten zum Optimieren.</text:p>
      <text:p text:style-name="P67">Bei der Planung des Bytecodes sollte man schon entschieden haben, mit welcher Architektur man arbeiten will (Registerbasiert, Stackbasiert).</text:p>
      <text:p text:style-name="P67">Ich habe mich für eine stackbasierte Kompilierung entschieden, da diese viel <text:span text:style-name="T46">simpler</text:span> ist und da durch die nähe zum Lambdakalkül ein sehr großer Teil des Codes nur aus Funktionsaufrufen besteht, wo ohnehin schon mit Stacks gearbeitet wird.</text:p>
      <text:p text:style-name="P69">Die Idee der Kompilierung in Bytecode ist es, aus der <text:span text:style-name="T63">r</text:span>ekursiven Struktur der Ausdrücke eine flache Liste aus Befehlen zu erzeugen.</text:p>
      <text:p text:style-name="P69">Der Befehlssatz hat nur <text:span text:style-name="T48">9</text:span> Befehle, die hier in Haskell-Data-Syntax dargestellt sind (siehe <text:span text:style-name="T10">src/Bytecode.hs</text:span>):</text:p>
      <text:p text:style-name="P103">data Instruction <text:span text:style-name="T82">=</text:span> PushNum <text:s text:c="3"/>Word64</text:p>
      <text:p text:style-name="P109"><text:s text:c="17"/><text:span text:style-name="T83">|</text:span><text:span text:style-name="T52"> PushStr <text:s text:c="3"/></text:span><text:span text:style-name="T85">String</text:span></text:p>
      <text:p text:style-name="P109"><text:s text:c="17"/><text:span text:style-name="T83">|</text:span><text:span text:style-name="T52"> PushVar <text:s text:c="3"/>Int <text:s text:c="3"/></text:span><text:span text:style-name="T83">--</text:span><text:span text:style-name="T52"> Offset im Stack</text:span></text:p>
      <text:p text:style-name="P109"><text:s text:c="17"/><text:span text:style-name="T83">|</text:span><text:span text:style-name="T52"> PushGlobal </text:span><text:span text:style-name="T85">String</text:span></text:p>
      <text:p text:style-name="P109"><text:s text:c="17"/><text:span text:style-name="T83">|</text:span><text:span text:style-name="T52"> Call <text:s text:c="6"/>Int <text:s text:c="3"/></text:span><text:span text:style-name="T83">--</text:span><text:span text:style-name="T52"> N Aufrufe</text:span></text:p>
      <text:p text:style-name="P109"><text:s text:c="17"/><text:span text:style-name="T83">|</text:span><text:span text:style-name="T52"> Unwind <text:s text:c="4"/>Int <text:s text:c="3"/></text:span><text:span text:style-name="T83">--</text:span><text:span text:style-name="T52"> N Variablen entfernen</text:span></text:p>
      <text:p text:style-name="P109"><text:s text:c="17"/><text:span text:style-name="T83">|</text:span><text:span text:style-name="T52"> Pop</text:span></text:p>
      <text:p text:style-name="P109"><text:s text:c="17"/><text:span text:style-name="T83">|</text:span><text:span text:style-name="T52"> Return</text:span></text:p>
      <text:p text:style-name="P97"><text:span text:style-name="T67"><text:s text:c="17"/></text:span><text:span text:style-name="T70">|</text:span><text:span text:style-name="T68"> Cond </text:span><text:span text:style-name="T70">[</text:span><text:span text:style-name="T68">Instruction</text:span><text:span text:style-name="T70">]</text:span><text:span text:style-name="T68"> </text:span><text:span text:style-name="T70">[</text:span><text:span text:style-name="T68">Instruction</text:span><text:span text:style-name="T70">]</text:span></text:p>
      <text:p text:style-name="P68">Die <text:span text:style-name="T10">PushX</text:span><text:span text:style-name="T38">-</text:span>Befehle pushen neue Werte auf den Stack. Lokale Variablen und Parameter befinden sich ebensfalls auf dem Stack. Referenziert werden diese über <text:span text:style-name="T47">ein Offset von der „Spitze” des Stacks.</text:span></text:p>
      <text:p text:style-name="P71">Der <text:span text:style-name="T10">Unwind</text:span>-Befehl entfernt n Stackelemente unter dem obersten.<text:line-break/><text:span text:style-name="T64">Aus dem Stack </text:span><text:span text:style-name="T16">[1, 2, 3, 4]</text:span><text:span text:style-name="T64"> wird nach einem </text:span><text:span text:style-name="T16">Unwind 2</text:span><text:span text:style-name="T64"> Befehl folgender Stack: </text:span><text:span text:style-name="T16">[1, 4]</text:span><text:span text:style-name="T64">, wobei 1 das untere und 4 das obere Ende des Stacks darstellt.</text:span></text:p>
      <text:p text:style-name="P70">Der <text:span text:style-name="T10">Pop</text:span>-Befehl entfernt das oberste Stackelement.<text:line-break/><text:span text:style-name="T64">Aus dem Stack </text:span><text:span text:style-name="T16">[1, 2, 3, 4]</text:span><text:span text:style-name="T39"> </text:span><text:span text:style-name="T64">wird nach einem </text:span><text:span text:style-name="T16">Pop</text:span><text:span text:style-name="T64"> Befehl folgender Stack: </text:span><text:span text:style-name="T16">[1, 2, 3]</text:span><text:span text:style-name="T64">, wobei 1 das untere und 4 das obere Ende des Stacks darstellt.</text:span></text:p>
      <text:p text:style-name="P73"><text:soft-page-break/>Der <text:span text:style-name="T10">Call</text:span>-Befehl ruft eine Funktion auf. Die Funktion und der Parameter müssen auf dem Stack liegen. Da, wie bereits erwähnt, Funktionsaufrufe einen großen Teil des Codes ausmachen, ist es von Vorteil, den Call-Befehl um ein <text:span text:style-name="T64">Attribut </text:span>zu erweitern, <text:span text:style-name="T64">welches </text:span>d<text:span text:style-name="T64">ie</text:span> Anzahl der Aufrufe <text:span text:style-name="T64">darstellt.</text:span> Dies ermöglicht auch eine effizientere Ausführung des Programm<text:span text:style-name="T64">e</text:span>s.</text:p>
      <text:p text:style-name="P72">Das eigentliche Kompilieren findet in der <text:span text:style-name="T10">generateCode</text:span> Funktion statt. Alle <text:span text:style-name="T64">k</text:span>onstanten Werte (Zahlen, Strings und Bool'sche Werte) werden in Push-Operationen kompiliert.</text:p>
      <text:p text:style-name="P72">Alle anderen Strukturen des ASTs werden rekursiv kompiliert.</text:p>
      <text:p text:style-name="P72">Beispiel von Inputprogramm und dem resultierendem Bytecode:</text:p>
      <text:p text:style-name="P62">Inputprogramm:</text:p>
      <text:p text:style-name="P120">answer : num = 2 * 21;</text:p>
      <text:p text:style-name="P126"/>
      <text:p text:style-name="P120">let_test : num = let x = 2</text:p>
      <text:p text:style-name="P120"><text:s text:c="17"/>in <text:s/>x * answer;</text:p>
      <text:p text:style-name="P62">Bytecode:</text:p>
      <text:p text:style-name="P120">answer</text:p>
      <text:p text:style-name="P122"><text:s text:c="4"/>PushNum 21</text:p>
      <text:p text:style-name="P122"><text:s text:c="4"/>PushNum 2</text:p>
      <text:p text:style-name="P122"><text:s text:c="4"/>PushGlobal "$__mult__$"</text:p>
      <text:p text:style-name="P122"><text:s text:c="4"/>Call 1</text:p>
      <text:p text:style-name="P122"><text:s text:c="4"/>Call 1</text:p>
      <text:p text:style-name="P122"><text:s text:c="4"/>Unwind 0</text:p>
      <text:p text:style-name="P120"/>
      <text:p text:style-name="P120">let_test</text:p>
      <text:p text:style-name="P122"><text:s text:c="4"/>PushNum 2</text:p>
      <text:p text:style-name="P122"><text:s text:c="4"/>PushGlobal "answer"</text:p>
      <text:p text:style-name="P122"><text:s text:c="4"/>PushVar 1</text:p>
      <text:p text:style-name="P122"><text:s text:c="4"/>PushGlobal "$__mult__$"</text:p>
      <text:p text:style-name="P122"><text:s text:c="4"/>Call 1</text:p>
      <text:p text:style-name="P122"><text:s text:c="4"/>Call 1</text:p>
      <text:p text:style-name="P122"><text:s text:c="4"/>Unwind 1</text:p>
      <text:p text:style-name="P122"><text:s text:c="4"/>Unwind 0</text:p>
      <text:h text:style-name="P89" text:outline-level="2">3.2 Bytecode optimieren</text:h>
      <text:p text:style-name="P74">Da Funktionsaufrufe so häufig sind, wurde der <text:span text:style-name="T10">Call</text:span> Befehl um ein Attribut erweitert: die Anzahl der Aufrufe.</text:p>
      <text:p text:style-name="P74">Die einfache kompilier-Funktion <text:span text:style-name="T12">generateCode</text:span> generiert aber noch unoptimierten Code.</text:p>
      <text:p text:style-name="P74">Es ist also sinnvoll, den Code zu optimieren. Deshalb gibt es eine <text:span text:style-name="T49">F</text:span>unktion <text:span text:style-name="T10">simplify</text:span>, welche aufeinanderfolgende <text:span text:style-name="T10">Call</text:span> <text:span text:style-name="T48">und </text:span><text:span text:style-name="T11">Unwind</text:span><text:span text:style-name="T48"> </text:span>Befehle zusammenfasst.</text:p>
      <text:p text:style-name="P75">Der Bytecode aus dem obrigen Beispiel wird vereinfacht zu:</text:p>
      <text:p text:style-name="P123">answer</text:p>
      <text:p text:style-name="P122"><text:s text:c="4"/>PushNum 21</text:p>
      <text:p text:style-name="P122"><text:s text:c="4"/>PushNum 2</text:p>
      <text:p text:style-name="P122"><text:s text:c="4"/>PushGlobal "$__mult__$"</text:p>
      <text:p text:style-name="P122"><text:s text:c="4"/>Call 2</text:p>
      <text:p text:style-name="P123"/>
      <text:p text:style-name="P123"><text:soft-page-break/>let_test</text:p>
      <text:p text:style-name="P122"><text:s text:c="4"/>PushNum 2</text:p>
      <text:p text:style-name="P122"><text:s text:c="4"/>PushGlobal "answer"</text:p>
      <text:p text:style-name="P122"><text:s text:c="4"/>PushVar 1</text:p>
      <text:p text:style-name="P122"><text:s text:c="4"/>PushGlobal "$__mult__$"</text:p>
      <text:p text:style-name="P122"><text:s text:c="4"/>Call 2</text:p>
      <text:p text:style-name="P122"><text:s text:c="4"/>Unwind 1</text:p>
      <text:p text:style-name="P75">Wer mehr Aufwand betreibt, kann diese simplify Funktion noch beliebig erweitern, sodass sie zum Beispiel konstante Berechnungen wie 2 + 3 erkennt und durch den Wert 5 ersetzt.<text:line-break/>Zusätzlich könnten Rekursionen durch Schleifen ersetzt werden, was zu besserer Speichernutzung und Ausführungszeit führen würde.</text:p>
      <text:p text:style-name="P75">Da solche Optimierungen oft sehr komplex und aufwendig sind, wird bei dem beagle Kompiler auf diese erweiterten Optimierungen verzichtet.</text:p>
      <text:h text:style-name="Heading_20_2" text:outline-level="2">3.<text:span text:style-name="T45">3</text:span> Generieren von C Code</text:h>
      <text:p text:style-name="P76">Computer, die mit der von Neumann Architektur arbeiten, benutzen zum <text:span text:style-name="T64">S</text:span>peichern der Rücksprungadresse<text:span text:style-name="T64">n</text:span> den Stack des Computers<text:note text:id="ftn11" text:note-class="footnote"><text:note-citation>11</text:note-citation><text:note-body><text:p text:style-name="P8">Abschnitt call, ret: <text:a xlink:type="simple" xlink:href="http://www.cs.virginia.edu/~evans/cs216/guides/x86.html" text:style-name="Internet_20_link" text:visited-style-name="Visited_20_Internet_20_Link">http://www.cs.virginia.edu/~evans/cs216/guides/x86.html</text:a></text:p></text:note-body></text:note>.</text:p>
      <text:p text:style-name="P76">Da der beagle Kompiler Code generiert, der alle Werte auf dem Stack speichert, muss zwischen den Werten und den Rücksprungadressen unterscheiden <text:span text:style-name="T64">werden </text:span>können. Dies geht am einfachsten, wenn man <text:span text:style-name="T4">zwei seperate Stacks</text:span> benutzt.</text:p>
      <text:p text:style-name="P76">Da C Code in der Ausführung ebenfalls nur auf die call und ret Befehle des Prozessors zugreift, benutzt der Funktionsmechanismus von <text:span text:style-name="T25">C den </text:span><text:span text:style-name="T4">Hardwarestack</text:span> des Computers.</text:p>
      <text:p text:style-name="P76">Es muss also ein eigener Stack implementiert werden, der die Werte speichert.</text:p>
      <text:p text:style-name="P76">Alle <text:span text:style-name="T64">Funktionen, die</text:span> zur Laufzeit zur verfügung stehen m<text:span text:style-name="T64">üssen,</text:span> w<text:span text:style-name="T64">erden</text:span> die <text:span text:style-name="T4">Laufzeitumgebung</text:span><text:span text:style-name="T25">,</text:span> oder oft einfach nur Runtime, genannt.</text:p>
      <text:p text:style-name="P76">Dazu mehr im Abschnitt <text:span text:style-name="T23">Laufzeitumgebung</text:span>.</text:p>
      <text:p text:style-name="P77">Da beagle currying unterstützt, <text:span text:style-name="T51">und damit auch Closures, muss auf irgendeine Weise die Anzahl der benötigten Parameter gespeichert werden. Dafür werden Funktionsobjekte angelegt.</text:span></text:p>
      <text:p text:style-name="P78">Das hat die Folge, dass jede Funktion nicht nur aus dem nötigen Code besteht, sondern auch aus einem Objekt, das die "Metadaten" der Funktion enthält. Dieses Objekt wird bei jedem Aufruf kopiert, da es mehrere Closures gleichzeitig geben kann.</text:p>
      <text:p text:style-name="P37">Für jede Funktion / jeden Wert werden jeweils die Prototypen generiert, damit es nicht zu Problemen in der Reihenfolge der Funktionsdefinitionen im C Code kommt.</text:p>
      <text:p text:style-name="P37">Werte, die keine Funktionen sind (also Superkombinatoren ohne Paramater), werden nur in das Objekt mit den Metadaten <text:span text:style-name="T64">kompiliert</text:span>. <text:span text:style-name="T64">Das Objekt selbst wird über eine Funktion generiert und zurückgegeben.</text:span></text:p>
      <text:p text:style-name="P79">Da bereits der Bytecode aus mehreren Befehlen besteht, kann jeder Befehl in ein C-Statement übersetzt werden.</text:p>
      <text:p text:style-name="P37">Jeder Befehl im Bytecode wird durch eine Funktion realisiert (siehe <text:s/><text:span text:style-name="T24">Laufzeitumgebung</text:span><text:span text:style-name="T53">).</text:span></text:p>
      <text:p text:style-name="P37">Diese direkte Übersetzung geschiet in der Funktion <text:span text:style-name="T10">genInstr</text:span> in der Datei <text:span text:style-name="T10">src/Codegen.hs</text:span>. Die <text:soft-page-break/>Funktion übersetzt einen Befehl des Bytecodes in einen String, der den C Code enthält.</text:p>
      <text:p text:style-name="P104">genInstr <text:span text:style-name="T94">::</text:span> Instruction <text:span text:style-name="T82">-&gt;</text:span> <text:span text:style-name="T84">String</text:span></text:p>
      <text:p text:style-name="P107">genInstr i <text:span text:style-name="T82">=</text:span> <text:span text:style-name="T89">case </text:span><text:span text:style-name="T96">i of</text:span></text:p>
      <text:p text:style-name="P111"/>
      <text:p text:style-name="P110"><text:span text:style-name="T97"><text:s text:c="4"/>PushNum i </text:span><text:span text:style-name="T83">-&gt;</text:span><text:span text:style-name="T97"> </text:span><text:span text:style-name="T87">"</text:span><text:span text:style-name="T91">__push_num(</text:span><text:span text:style-name="T87">"</text:span><text:span text:style-name="T97"> </text:span><text:span text:style-name="T83">++</text:span><text:span text:style-name="T97"> show i </text:span><text:span text:style-name="T83">++</text:span><text:span text:style-name="T97"> </text:span><text:span text:style-name="T87">"</text:span><text:span text:style-name="T91">);</text:span><text:span text:style-name="T87">"</text:span></text:p>
      <text:p text:style-name="P111"/>
      <text:p text:style-name="P110"><text:span text:style-name="T97"><text:s text:c="4"/>PushStr s </text:span><text:span text:style-name="T83">-&gt;</text:span><text:span text:style-name="T97"> </text:span><text:span text:style-name="T87">"</text:span><text:span text:style-name="T91">__push_str(</text:span><text:span text:style-name="T87">"</text:span><text:span text:style-name="T97"> </text:span><text:span text:style-name="T83">++</text:span><text:span text:style-name="T97"> show s </text:span><text:span text:style-name="T83">++</text:span><text:span text:style-name="T97"> </text:span><text:span text:style-name="T87">"</text:span><text:span text:style-name="T91">);</text:span><text:span text:style-name="T87">"</text:span></text:p>
      <text:p text:style-name="P111"/>
      <text:p text:style-name="P110"><text:span text:style-name="T97"><text:s text:c="4"/>PushVar i </text:span><text:span text:style-name="T83">-&gt;</text:span><text:span text:style-name="T97"> </text:span><text:span text:style-name="T87">"</text:span><text:span text:style-name="T91">__push_val(__read_val(</text:span><text:span text:style-name="T87">"</text:span><text:span text:style-name="T97"> </text:span><text:span text:style-name="T83">++</text:span><text:span text:style-name="T97"> show i </text:span><text:span text:style-name="T83">++</text:span><text:span text:style-name="T97"> </text:span><text:span text:style-name="T87">"</text:span><text:span text:style-name="T91">));</text:span><text:span text:style-name="T87">"</text:span></text:p>
      <text:p text:style-name="P111"/>
      <text:p text:style-name="P110"><text:span text:style-name="T97"><text:s text:c="4"/>PushGlobal g </text:span><text:span text:style-name="T83">-&gt;</text:span><text:span text:style-name="T97"> </text:span><text:span text:style-name="T87">"</text:span><text:span text:style-name="T91">__push_val(</text:span><text:span text:style-name="T87">"</text:span><text:span text:style-name="T97"> </text:span><text:span text:style-name="T83">++</text:span><text:span text:style-name="T97"> mangle g </text:span><text:span text:style-name="T83">++</text:span><text:span text:style-name="T97"> </text:span><text:span text:style-name="T87">"</text:span><text:span text:style-name="T91">());</text:span><text:span text:style-name="T87">"</text:span></text:p>
      <text:p text:style-name="P111"/>
      <text:p text:style-name="P110"><text:span text:style-name="T97"><text:s text:c="4"/>Call n </text:span><text:span text:style-name="T83">-&gt;</text:span><text:span text:style-name="T97"> </text:span><text:span text:style-name="T87">"</text:span><text:span text:style-name="T91">__call(</text:span><text:span text:style-name="T87">"</text:span><text:span text:style-name="T97"> </text:span><text:span text:style-name="T83">++</text:span><text:span text:style-name="T97"> show n </text:span><text:span text:style-name="T83">++</text:span><text:span text:style-name="T97"> </text:span><text:span text:style-name="T87">"</text:span><text:span text:style-name="T91">);</text:span><text:span text:style-name="T87">"</text:span></text:p>
      <text:p text:style-name="P111"/>
      <text:p text:style-name="P110"><text:span text:style-name="T97"><text:s text:c="4"/>Unwind n </text:span><text:span text:style-name="T83">-&gt;</text:span><text:span text:style-name="T97"> </text:span><text:span text:style-name="T87">"</text:span><text:span text:style-name="T91">__unwind(</text:span><text:span text:style-name="T87">"</text:span><text:span text:style-name="T97"> </text:span><text:span text:style-name="T83">++</text:span><text:span text:style-name="T97"> show n </text:span><text:span text:style-name="T83">++</text:span><text:span text:style-name="T97"> </text:span><text:span text:style-name="T87">"</text:span><text:span text:style-name="T91">);</text:span><text:span text:style-name="T87">"</text:span></text:p>
      <text:p text:style-name="P111"/>
      <text:p text:style-name="P110"><text:span text:style-name="T97"><text:s text:c="4"/>Pop </text:span><text:span text:style-name="T83">-&gt;</text:span><text:span text:style-name="T97"> </text:span><text:span text:style-name="T87">"</text:span><text:span text:style-name="T91">__pop();</text:span><text:span text:style-name="T87">"</text:span></text:p>
      <text:p text:style-name="P111"/>
      <text:p text:style-name="P110"><text:span text:style-name="T97"><text:s text:c="4"/>Return </text:span><text:span text:style-name="T83">-&gt;</text:span><text:span text:style-name="T97"> </text:span><text:span text:style-name="T87">"</text:span><text:span text:style-name="T91">return;</text:span><text:span text:style-name="T87">"</text:span></text:p>
      <text:p text:style-name="P111"/>
      <text:p text:style-name="P109"><text:span text:style-name="T97"><text:s text:c="4"/>Cond t e </text:span><text:span text:style-name="T83">-&gt;</text:span><text:span text:style-name="T97"> </text:span><text:span text:style-name="T87">"</text:span><text:span text:style-name="T91">if (__pop_num(0)) {</text:span><text:span text:style-name="T87">"</text:span><text:span text:style-name="T97"> </text:span><text:span text:style-name="T83">++</text:span><text:span text:style-name="T97"> tc </text:span><text:span text:style-name="T83">++</text:span><text:span text:style-name="T97"> </text:span><text:span text:style-name="T87">"</text:span><text:span text:style-name="T91">} else {</text:span><text:span text:style-name="T87">"</text:span><text:span text:style-name="T97"> </text:span><text:span text:style-name="T83">++</text:span><text:span text:style-name="T97"> ec </text:span><text:span text:style-name="T83">++</text:span><text:span text:style-name="T97"> </text:span><text:span text:style-name="T87">"</text:span><text:span text:style-name="T91">}</text:span><text:span text:style-name="T87">"</text:span></text:p>
      <text:p text:style-name="P109"><text:span text:style-name="T97"><text:s text:c="8"/>where tc </text:span><text:span text:style-name="T83">=</text:span><text:span text:style-name="T97"> unwords </text:span><text:span text:style-name="T83">(</text:span><text:span text:style-name="T97">map genInstr t</text:span><text:span text:style-name="T83">)</text:span></text:p>
      <text:p text:style-name="P97"><text:span text:style-name="T71"><text:s text:c="14"/>ec </text:span><text:span text:style-name="T70">=</text:span><text:span text:style-name="T71"> unwords </text:span><text:span text:style-name="T70">(</text:span><text:span text:style-name="T71">map genInstr e</text:span><text:span text:style-name="T70">)</text:span></text:p>
      <text:p text:style-name="P37">Die Funktion <text:span text:style-name="T10">mangle</text:span> ändert einen Bezeichner so ab, dass er ein eindeutiger <text:span text:style-name="T4">gültiger</text:span> C-Bezeichner ist.</text:p>
      <text:p text:style-name="P80">Aus dem Bytecode</text:p>
      <text:p text:style-name="P121">PushNum 21</text:p>
      <text:p text:style-name="P121">PushNum 2</text:p>
      <text:p text:style-name="P121">PushGlobal "$__mult__$"</text:p>
      <text:p text:style-name="P121">Call 2</text:p>
      <text:p text:style-name="P80">wird folgende <text:span text:style-name="T108">Sequenz</text:span> <text:span text:style-name="T108">aus</text:span> C Statements generiert:</text:p>
      <text:p text:style-name="P105">__push_num<text:span text:style-name="T82">(</text:span><text:span text:style-name="T99">21</text:span><text:span text:style-name="T82">)</text:span><text:span text:style-name="T94">;</text:span></text:p>
      <text:p text:style-name="P107">__push_num<text:span text:style-name="T82">(</text:span><text:span text:style-name="T99">2</text:span><text:span text:style-name="T82">)</text:span><text:span text:style-name="T94">;</text:span></text:p>
      <text:p text:style-name="P107">__push_val<text:span text:style-name="T82">(</text:span>builtin__mult__builtin<text:span text:style-name="T82">())</text:span><text:span text:style-name="T94">;</text:span></text:p>
      <text:p text:style-name="P97"><text:span text:style-name="T68">__call</text:span><text:span text:style-name="T70">(</text:span><text:span text:style-name="T76">2</text:span><text:span text:style-name="T70">)</text:span><text:span text:style-name="T77">;</text:span></text:p>
      <text:h text:style-name="Heading_20_2" text:outline-level="2">Laufzeitumgebung</text:h>
      <text:p text:style-name="P81">Eine Laufzeitumgebung nennt man Code, der nötig ist, um ein Programm ausführen zu <text:span text:style-name="T64">können</text:span>.</text:p>
      <text:p text:style-name="P81">Im Fall eines beagle-Programmes muss für die Existenz eines seperaten Stacks gesorgt werden, <text:span text:style-name="T64">sowie für</text:span> die Realisierung von Closures.</text:p>
      <text:p text:style-name="P82">Ein Wert (sowohl Zahlen, Strings und Closures) werden in einer Struktur <text:span text:style-name="T10">__val</text:span> gespeichert.</text:p>
      <text:p text:style-name="P106"><text:span text:style-name="T89">struct</text:span> __val <text:span text:style-name="T94">{</text:span></text:p>
      <text:p text:style-name="P109"><text:s text:c="4"/><text:span text:style-name="T88">void</text:span><text:span text:style-name="T52"> </text:span><text:span text:style-name="T83">*</text:span><text:span text:style-name="T52">data</text:span><text:span text:style-name="T95">;</text:span></text:p>
      <text:p text:style-name="P109"><text:s text:c="4"/><text:span text:style-name="T88">struct</text:span><text:span text:style-name="T52"> __node </text:span><text:span text:style-name="T83">*</text:span><text:span text:style-name="T52">args</text:span><text:span text:style-name="T95">;</text:span></text:p>
      <text:p text:style-name="P96">};</text:p>
      <text:p text:style-name="P83"><text:soft-page-break/>In dem <text:span text:style-name="T17">data</text:span> Feld werden Zahlen, Zeiger auf Strings und Zeiger auf Funktionen gespeichert.</text:p>
      <text:p text:style-name="P83">D<text:span text:style-name="T65">as Feld </text:span><text:span text:style-name="T107">args</text:span><text:span text:style-name="T65"> ist nur für </text:span>Closures <text:span text:style-name="T104">relevant und</text:span>speichert die bisherigen gegebenen Parameter in einer einfach verketteten Liste.</text:p>
      <text:p text:style-name="P82">Der Code dieser Laufzeitumgebung befindet sich in der Datei <text:span text:style-name="T10">lib/runtime.c</text:span>.</text:p>
      <text:p text:style-name="P82">Notwendig sind Funktionen zum <text:span text:style-name="T65">B</text:span>earbeiten des Stacks:</text:p>
      <text:p text:style-name="P106"><text:span text:style-name="T89">void</text:span> __push_val<text:span text:style-name="T82">(</text:span><text:span text:style-name="T89">struct</text:span> __val v<text:span text:style-name="T82">)</text:span><text:span text:style-name="T94">;</text:span></text:p>
      <text:p text:style-name="P107"><text:span text:style-name="T89">void</text:span> __push_num<text:span text:style-name="T82">(</text:span>uint<text:span text:style-name="T78">16</text:span>_t val<text:span text:style-name="T82">)</text:span><text:span text:style-name="T94">;</text:span></text:p>
      <text:p text:style-name="P107"><text:span text:style-name="T89">void</text:span> __push_str<text:span text:style-name="T82">(</text:span><text:span text:style-name="T89">char</text:span> <text:span text:style-name="T82">*</text:span>s<text:span text:style-name="T82">)</text:span><text:span text:style-name="T94">;</text:span></text:p>
      <text:p text:style-name="P108"><text:span text:style-name="T89">struct</text:span> __val __read_val<text:span text:style-name="T82">(</text:span>uint<text:span text:style-name="T78">16</text:span>_t o<text:span text:style-name="T82">)</text:span><text:span text:style-name="T94">;</text:span></text:p>
      <text:p text:style-name="P107"><text:span text:style-name="T89">void</text:span> __pop<text:span text:style-name="T82">()</text:span><text:span text:style-name="T94">;</text:span></text:p>
      <text:p text:style-name="P108"><text:span text:style-name="T89">void</text:span> __pop_n<text:span text:style-name="T82">(</text:span>uint<text:span text:style-name="T78">16</text:span>_t n<text:span text:style-name="T82">)</text:span><text:span text:style-name="T94">;</text:span></text:p>
      <text:p text:style-name="P108">uint<text:span text:style-name="T78">16</text:span>_t __pop_num<text:span text:style-name="T82">(</text:span>uint<text:span text:style-name="T78">16</text:span>_t o<text:span text:style-name="T82">)</text:span><text:span text:style-name="T94">;</text:span></text:p>
      <text:p text:style-name="P98"><text:span text:style-name="T73">void</text:span><text:span text:style-name="T68"> __unwind</text:span><text:span text:style-name="T70">(</text:span><text:span text:style-name="T68">uint</text:span><text:span text:style-name="T69">16</text:span><text:span text:style-name="T68">_t o</text:span><text:span text:style-name="T70">)</text:span><text:span text:style-name="T77">;</text:span></text:p>
      <text:p text:style-name="P82">Notwendig ist noch eine Funktion zum Aufrufen von Funktionen: <text:span text:style-name="T10">__call</text:span></text:p>
      <text:p text:style-name="P82">Bei jedem Aufruf der <text:span text:style-name="T10">__call</text:span> Funktion wird überprüft ob bereits alle Parameter gegeben sind. Wenn dies der Fall ist, werden die Inhalte der Liste auf den Stack gelegt und die Funktion aufgerufen.</text:p>
      <text:p text:style-name="P82">Nach einem erfolgreichen Aufruf einer Funktion können die Parameter gegebenenfalls gelöscht werden. Da es aber durchaus vorkommen kann, dass Closures über mehrere Funktionen verteilt aufgerufen werden können, ist es nicht sicher die Parameter zu löschen.</text:p>
      <text:p text:style-name="P82">Um die Sicherheit zu gewährleisten bedarf es eines Garbage-Collectors oder statischer Analysen. Da die einfachste Form des Garbage-Collectings, das Zählen von Referenzen auf ein Objekt, viel zusätzlichen Speicherplatz bedarf habe ich mich gegen diese Methode entschieden.</text:p>
      <text:p text:style-name="P82">Auch ein Garbage-Collector, der einen bestimmten Speicherbereich auf zugriffe Untersucht, würde die Performance stark beeinträchtigen.</text:p>
      <text:p text:style-name="P28">Man hat die Möglichkeit über ein <text:span text:style-name="T65">Kompiler</text:span>flag (<text:span text:style-name="T10">--free-args</text:span>) das automatische (und damit unsichere) Freigeben des Speichers zu aktivieren. Dies sollte allerdings nur getan werden, wenn sichergestellt ist, dass keine Closures mit bereits zugewiesenem Speicher für Parameter kopiert werden.</text:p>
      <text:p text:style-name="P28">Zusätzlich gibt es 2 weitere Kompilerflags, die die Codegenerierung beeinflussen</text:p>
      <text:list xml:id="list7752906056538120978" text:style-name="L6">
        <text:list-item>
          <text:p text:style-name="P26"><text:span text:style-name="T7">--comp</text:span> </text:p>
          <text:list>
            <text:list-header>
              <text:p text:style-name="P27">Kompiliert <text:span text:style-name="T65">Code</text:span> für die Ausführung auf einem Rechner. (Dummy lcd Funktionen)</text:p>
            </text:list-header>
          </text:list>
        </text:list-item>
        <text:list-item>
          <text:p text:style-name="P29">--stack-size</text:p>
          <text:list>
            <text:list-header>
              <text:p text:style-name="P27">Setzt die größe des beagle-Stacks in Bytes. (<text:span text:style-name="T65">E</text:span>in Wert besteht aus 4 Byte)</text:p>
            </text:list-header>
          </text:list>
        </text:list-item>
      </text:list>
      <text:p text:style-name="P82"/>
      <text:p text:style-name="P32">Zu Testzwecken wird eine LCD-Library, die von mir programmiert wurde, in die Laufzeitumgebung hinzugefügt, damit das Ergebnis einer Berechnung auch auf einem Mikrokontroller dargestellt werden kann.</text:p>
      <text:p text:style-name="P32">Die <text:span text:style-name="T10">main</text:span> Funktion des C Codes befindet sich in der Datei <text:span text:style-name="T10">lib/runtime_main.c</text:span> und wird an den fertig kompilierten C Code angefügt. In dieser Funktion kann die LCD Ansteuerung verhindert werden oder mehr als nur eine beagle Funktion aufgerufen werden.</text:p>
      <text:h text:style-name="P91" text:outline-level="1">Fazit</text:h>
      <text:p text:style-name="P32">Mit dem Programm</text:p>
      <text:p text:style-name="Code">main : num <text:span text:style-name="T56">=</text:span> 11 + 13;</text:p>
      <text:p text:style-name="P32">kann gezeigt werden, dass <text:span text:style-name="T56">die beagle</text:span> Implementierung mächtiger ist als LambdaCan.</text:p>
      <text:p text:style-name="P32">Natürlich können auch komplexere Funktionen ausgeführt werden.</text:p>
      <text:p text:style-name="P63">Beispiel:</text:p>
      <text:p text:style-name="P124">main : num = fib(24);</text:p>
      <text:p text:style-name="P124"/>
      <text:p text:style-name="P124">fib(n : num) : num =</text:p>
      <text:p text:style-name="P124"><text:tab/>if (n &lt; 2)</text:p>
      <text:p text:style-name="P124"><text:tab/><text:tab/>n</text:p>
      <text:p text:style-name="P124"><text:tab/>else</text:p>
      <text:p text:style-name="P124"><text:tab/><text:tab/>fib(n - 1) + fib(n - 2);</text:p>
      <text:p text:style-name="P84"><text:span text:style-name="T58">Dieser Code errechnet die größte Fibonaccizahl, die mit 16 Bit darstellbar ist: 46368<text:line-break/></text:span><text:span text:style-name="T59">Aufgrund der vielen rekursiven Funktionsaufrufe ist es erforderlich das Flag </text:span><text:span text:style-name="T15">--free-args</text:span><text:span text:style-name="T59"> zu setzen.</text:span></text:p>
      <text:p text:style-name="P30">Auch übergeordnete Funktionen werden wie erwartet korrekt ausgeführt:</text:p>
      <text:p text:style-name="P125">main : num = apply_n_times(5, <text:span text:style-name="T102">\(n : num) -&gt; n + 1</text:span>, 1);</text:p>
      <text:p text:style-name="P125"/>
      <text:p text:style-name="P125">apply_n_times(n : num, f : num -&gt; num, x : num) : num =</text:p>
      <text:p text:style-name="P125"><text:tab/>if (n == 0)</text:p>
      <text:p text:style-name="P125"><text:tab/><text:tab/>x</text:p>
      <text:p text:style-name="P125"><text:tab/>else</text:p>
      <text:p text:style-name="P125"><text:tab/><text:tab/>apply_n_times(n - 1, f, f(x));</text:p>
      <text:p text:style-name="P30">Nach der Ausführung des Programmes wurde der Wert 6 errechnet.</text:p>
      <text:p text:style-name="P31">Mit dem Ergebnis der Facharbeit bin ich durchaus zufrieden, da der generierte Code stabil läuft und der Kompilercode so modular ist, dass er sich leicht erweitern lässt.</text:p>
      <text:h text:style-name="Heading_20_2" text:outline-level="2">Mögliche Erweiterungen</text:h>
      <text:p text:style-name="P34">Um das Programmieren in beagle angenehmer und leichter zu gestalten, würden sich folgende <text:span text:style-name="T103">Erweiterungen</text:span> anbieten</text:p>
      <text:list xml:id="list8376855171377383111" text:style-name="L7">
        <text:list-item>
          <text:p text:style-name="P33"><text:span text:style-name="T103">n</text:span>utzerdefinierte Datentypen</text:p>
        </text:list-item>
        <text:list-item>
          <text:p text:style-name="P33">einfache Anbindung an C Funktionen</text:p>
        </text:list-item>
        <text:list-item>
          <text:p text:style-name="P33">Typinferenz</text:p>
        </text:list-item>
        <text:list-item>
          <text:p text:style-name="P35">polymorphe Typen</text:p>
        </text:list-item>
        <text:list-item>
          <text:p text:style-name="P33">Garbage Collector</text:p>
        </text:list-item>
        <text:list-item>
          <text:p text:style-name="P35">Module um Code in Dateien zu trennen</text:p>
        </text:list-item>
      </text:list>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Nimbus Roman No9 L" svg:font-family="'Nimbus Roman No9 L'"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Nimbus Sans L" svg:font-family="'Nimbus Sans L'"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i" fo:country="FI"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fi" fo:country="FI"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fo:padding="0.0193in" fo:border="0.06pt solid #000000" style:shadow="non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 style:family="paragraph" style:parent-style-name="Standard" style:master-page-name="">
      <style:paragraph-properties fo:margin-left="0in" fo:margin-right="0.1965in" fo:margin-top="0in" fo:margin-bottom="0.0984in" loext:contextual-spacing="true" fo:line-height="100%" fo:text-indent="0in" style:auto-text-indent="false" style:page-number="auto" fo:padding="0.0193in" fo:border="0.06pt solid #000000" style:shadow="none"/>
      <style:text-properties style:font-name="DejaVu Sans Mono" fo:font-family="'DejaVu Sans Mono'" style:font-style-name="Book" style:font-family-generic="modern" style:font-pitch="fixed" fo:font-size="10pt" officeooo:rsid="0021a6ae" style:font-size-asian="10.5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22:19:24.126698777</meta:creation-date>
    <dc:date>2016-01-06T06:06:19.368953913</dc:date>
    <meta:editing-duration>PT23H23M46S</meta:editing-duration>
    <meta:editing-cycles>48</meta:editing-cycles>
    <meta:generator>LibreOffice/5.0.4.2$Linux_X86_64 LibreOffice_project/00$Build-2</meta:generator>
    <meta:document-statistic meta:table-count="0" meta:image-count="0" meta:object-count="0" meta:page-count="15" meta:paragraph-count="358" meta:word-count="3915" meta:character-count="27418" meta:non-whitespace-character-count="22912"/>
  </office:meta>
</office:document-meta>
</file>